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273.66pt"/>
    </style:style>
    <style:style style:name="co4" style:family="table-column">
      <style:table-column-properties fo:break-before="auto" style:column-width="143.74pt"/>
    </style:style>
    <style:style style:name="co5" style:family="table-column">
      <style:table-column-properties fo:break-before="auto" style:column-width="59.05pt"/>
    </style:style>
    <style:style style:name="co6" style:family="table-column">
      <style:table-column-properties fo:break-before="auto" style:column-width="97.94pt"/>
    </style:style>
    <style:style style:name="co7" style:family="table-column">
      <style:table-column-properties fo:break-before="auto" style:column-width="92.41pt"/>
    </style:style>
    <style:style style:name="co8" style:family="table-column">
      <style:table-column-properties fo:break-before="auto" style:column-width="275.75pt"/>
    </style:style>
    <style:style style:name="co9" style:family="table-column">
      <style:table-column-properties fo:break-before="auto" style:column-width="159.05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76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easurements">
      <style:table-properties table:display="true" style:writing-mode="lr-tb"/>
    </style:style>
    <style:style style:name="ta2" style:family="table" style:master-page-name="PageStyle_5f_Normalised_20_measurem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asuremen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1">
            <text:p>DMAOG</text:p>
          </table:table-cell>
          <table:covered-table-cell/>
          <table:table-cell table:style-name="ce3" office:value-type="string" calcext:value-type="string" table:number-columns-spanned="3" table:number-rows-spanned="1">
            <text:p>RDF4J-Beans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Walder</text:p>
          </table:table-cell>
          <table:covered-table-cell/>
          <table:table-cell table:style-name="ce3" office:value-type="string" calcext:value-type="string" table:number-columns-spanned="2" table:number-rows-spanned="1">
            <text:p>LD-flex</text:p>
          </table:table-cell>
          <table:covered-table-cell/>
          <table:table-cell table:style-name="ce3" office:value-type="string" calcext:value-type="string" table:number-columns-spanned="2" table:number-rows-spanned="1">
            <text:p>LDKit</text:p>
          </table:table-cell>
          <table:covered-table-cell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ll (x100)</text:p>
          </table:table-cell>
          <table:table-cell table:style-name="ce2" office:value-type="string" calcext:value-type="string">
            <text:p>Search by field (x100)</text:p>
          </table:table-cell>
          <table:table-cell table:style-name="ce2" office:value-type="string" calcext:value-type="string">
            <text:p>All (x1)</text:p>
          </table:table-cell>
          <table:table-cell table:style-name="ce2" office:value-type="string" calcext:value-type="string">
            <text:p>Search by field using already loaded in memory films (x1000000)</text:p>
          </table:table-cell>
          <table:table-cell table:style-name="ce2" office:value-type="string" calcext:value-type="string">
            <text:p>Search by field loading all first (x1)</text:p>
          </table:table-cell>
          <table:table-cell table:style-name="ce2" office:value-type="string" calcext:value-type="string">
            <text:p>All (x10)</text:p>
          </table:table-cell>
          <table:table-cell table:style-name="ce2" office:value-type="string" calcext:value-type="string">
            <text:p>Search by field (x1000)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style-name="ce2" office:value-type="string" calcext:value-type="string">
            <text:p>All (x100)</text:p>
          </table:table-cell>
          <table:table-cell table:style-name="ce2" office:value-type="string" calcext:value-type="string">
            <text:p>Search by field (x100)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19153" calcext:value-type="float">
            <text:p>19153</text:p>
          </table:table-cell>
          <table:table-cell table:style-name="ce2" office:value-type="float" office:value="4589" calcext:value-type="float">
            <text:p>4589</text:p>
          </table:table-cell>
          <table:table-cell table:style-name="ce2" office:value-type="float" office:value="190184" calcext:value-type="float">
            <text:p>190184</text:p>
          </table:table-cell>
          <table:table-cell table:style-name="ce2" office:value-type="float" office:value="4937" calcext:value-type="float">
            <text:p>4937</text:p>
          </table:table-cell>
          <table:table-cell table:style-name="ce2" office:value-type="float" office:value="197449" calcext:value-type="float">
            <text:p>197449</text:p>
          </table:table-cell>
          <table:table-cell table:style-name="ce2" office:value-type="float" office:value="13641" calcext:value-type="float">
            <text:p>13641</text:p>
          </table:table-cell>
          <table:table-cell table:style-name="ce2" office:value-type="float" office:value="7454" calcext:value-type="float">
            <text:p>7454</text:p>
          </table:table-cell>
          <table:table-cell table:style-name="ce2" office:value-type="float" office:value="454724" calcext:value-type="float">
            <text:p>454724</text:p>
          </table:table-cell>
          <table:table-cell table:style-name="ce2" office:value-type="float" office:value="85405" calcext:value-type="float">
            <text:p>85405</text:p>
          </table:table-cell>
          <table:table-cell table:style-name="ce2" office:value-type="float" office:value="30211" calcext:value-type="float">
            <text:p>30211</text:p>
          </table:table-cell>
          <table:table-cell table:style-name="ce2" office:value-type="float" office:value="26356" calcext:value-type="float">
            <text:p>263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0205" calcext:value-type="float">
            <text:p>20205</text:p>
          </table:table-cell>
          <table:table-cell table:style-name="ce2" office:value-type="float" office:value="3591" calcext:value-type="float">
            <text:p>3591</text:p>
          </table:table-cell>
          <table:table-cell table:style-name="ce2" office:value-type="float" office:value="185939" calcext:value-type="float">
            <text:p>185939</text:p>
          </table:table-cell>
          <table:table-cell table:style-name="ce2" office:value-type="float" office:value="4799" calcext:value-type="float">
            <text:p>4799</text:p>
          </table:table-cell>
          <table:table-cell table:style-name="ce2" office:value-type="float" office:value="126015" calcext:value-type="float">
            <text:p>126015</text:p>
          </table:table-cell>
          <table:table-cell table:style-name="ce2" office:value-type="float" office:value="13413" calcext:value-type="float">
            <text:p>13413</text:p>
          </table:table-cell>
          <table:table-cell table:style-name="ce2" office:value-type="float" office:value="6069" calcext:value-type="float">
            <text:p>6069</text:p>
          </table:table-cell>
          <table:table-cell table:style-name="ce2" office:value-type="float" office:value="447694" calcext:value-type="float">
            <text:p>447694</text:p>
          </table:table-cell>
          <table:table-cell table:style-name="ce2" office:value-type="float" office:value="80373" calcext:value-type="float">
            <text:p>80373</text:p>
          </table:table-cell>
          <table:table-cell table:style-name="ce2" office:value-type="float" office:value="32276" calcext:value-type="float">
            <text:p>32276</text:p>
          </table:table-cell>
          <table:table-cell table:style-name="ce2" office:value-type="float" office:value="25427" calcext:value-type="float">
            <text:p>2542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30021" calcext:value-type="float">
            <text:p>30021</text:p>
          </table:table-cell>
          <table:table-cell table:style-name="ce2" office:value-type="float" office:value="4053" calcext:value-type="float">
            <text:p>4053</text:p>
          </table:table-cell>
          <table:table-cell table:style-name="ce2" office:value-type="float" office:value="190021" calcext:value-type="float">
            <text:p>190021</text:p>
          </table:table-cell>
          <table:table-cell table:style-name="ce2" office:value-type="float" office:value="4703" calcext:value-type="float">
            <text:p>4703</text:p>
          </table:table-cell>
          <table:table-cell table:style-name="ce2" office:value-type="float" office:value="102906" calcext:value-type="float">
            <text:p>102906</text:p>
          </table:table-cell>
          <table:table-cell table:style-name="ce2" office:value-type="float" office:value="13108" calcext:value-type="float">
            <text:p>13108</text:p>
          </table:table-cell>
          <table:table-cell table:style-name="ce2" office:value-type="float" office:value="5437" calcext:value-type="float">
            <text:p>5437</text:p>
          </table:table-cell>
          <table:table-cell table:style-name="ce2" office:value-type="float" office:value="367957" calcext:value-type="float">
            <text:p>367957</text:p>
          </table:table-cell>
          <table:table-cell table:style-name="ce2" office:value-type="float" office:value="71526" calcext:value-type="float">
            <text:p>71526</text:p>
          </table:table-cell>
          <table:table-cell table:style-name="ce2" office:value-type="float" office:value="29153" calcext:value-type="float">
            <text:p>29153</text:p>
          </table:table-cell>
          <table:table-cell table:style-name="ce2" office:value-type="float" office:value="41354" calcext:value-type="float">
            <text:p>413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9936" calcext:value-type="float">
            <text:p>29936</text:p>
          </table:table-cell>
          <table:table-cell table:style-name="ce2" office:value-type="float" office:value="3667" calcext:value-type="float">
            <text:p>3667</text:p>
          </table:table-cell>
          <table:table-cell table:style-name="ce2" office:value-type="float" office:value="157883" calcext:value-type="float">
            <text:p>157883</text:p>
          </table:table-cell>
          <table:table-cell table:style-name="ce2" office:value-type="float" office:value="4948" calcext:value-type="float">
            <text:p>4948</text:p>
          </table:table-cell>
          <table:table-cell table:style-name="ce2" office:value-type="float" office:value="102907" calcext:value-type="float">
            <text:p>102907</text:p>
          </table:table-cell>
          <table:table-cell table:style-name="ce2" office:value-type="float" office:value="12882" calcext:value-type="float">
            <text:p>12882</text:p>
          </table:table-cell>
          <table:table-cell table:style-name="ce2" office:value-type="float" office:value="5423" calcext:value-type="float">
            <text:p>5423</text:p>
          </table:table-cell>
          <table:table-cell table:style-name="ce2" office:value-type="float" office:value="475638" calcext:value-type="float">
            <text:p>475638</text:p>
          </table:table-cell>
          <table:table-cell table:style-name="ce2" office:value-type="float" office:value="81599" calcext:value-type="float">
            <text:p>81599</text:p>
          </table:table-cell>
          <table:table-cell table:style-name="ce2" office:value-type="float" office:value="27197" calcext:value-type="float">
            <text:p>27197</text:p>
          </table:table-cell>
          <table:table-cell table:style-name="ce2" office:value-type="float" office:value="49674" calcext:value-type="float">
            <text:p>4967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31983" calcext:value-type="float">
            <text:p>31983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107816" calcext:value-type="float">
            <text:p>107816</text:p>
          </table:table-cell>
          <table:table-cell table:style-name="ce2" office:value-type="float" office:value="4907" calcext:value-type="float">
            <text:p>4907</text:p>
          </table:table-cell>
          <table:table-cell table:style-name="ce2" office:value-type="float" office:value="102228" calcext:value-type="float">
            <text:p>102228</text:p>
          </table:table-cell>
          <table:table-cell table:style-name="ce2" office:value-type="float" office:value="12893" calcext:value-type="float">
            <text:p>12893</text:p>
          </table:table-cell>
          <table:table-cell table:style-name="ce2" office:value-type="float" office:value="5689" calcext:value-type="float">
            <text:p>5689</text:p>
          </table:table-cell>
          <table:table-cell table:style-name="ce2" office:value-type="float" office:value="491882" calcext:value-type="float">
            <text:p>491882</text:p>
          </table:table-cell>
          <table:table-cell table:style-name="ce2" office:value-type="float" office:value="78584" calcext:value-type="float">
            <text:p>78584</text:p>
          </table:table-cell>
          <table:table-cell table:style-name="ce2" office:value-type="float" office:value="27243" calcext:value-type="float">
            <text:p>27243</text:p>
          </table:table-cell>
          <table:table-cell table:style-name="ce2" office:value-type="float" office:value="46745" calcext:value-type="float">
            <text:p>467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28462" calcext:value-type="float">
            <text:p>28462</text:p>
          </table:table-cell>
          <table:table-cell table:style-name="ce2" office:value-type="float" office:value="3477" calcext:value-type="float">
            <text:p>3477</text:p>
          </table:table-cell>
          <table:table-cell table:style-name="ce2" office:value-type="float" office:value="100433" calcext:value-type="float">
            <text:p>100433</text:p>
          </table:table-cell>
          <table:table-cell table:style-name="ce2" office:value-type="float" office:value="5128" calcext:value-type="float">
            <text:p>5128</text:p>
          </table:table-cell>
          <table:table-cell table:style-name="ce2" office:value-type="float" office:value="97661" calcext:value-type="float">
            <text:p>97661</text:p>
          </table:table-cell>
          <table:table-cell table:style-name="ce2" office:value-type="float" office:value="12890" calcext:value-type="float">
            <text:p>12890</text:p>
          </table:table-cell>
          <table:table-cell table:style-name="ce2" office:value-type="float" office:value="7347" calcext:value-type="float">
            <text:p>7347</text:p>
          </table:table-cell>
          <table:table-cell table:style-name="ce2" office:value-type="float" office:value="456532" calcext:value-type="float">
            <text:p>456532</text:p>
          </table:table-cell>
          <table:table-cell table:style-name="ce2" office:value-type="float" office:value="78560" calcext:value-type="float">
            <text:p>78560</text:p>
          </table:table-cell>
          <table:table-cell table:style-name="ce2" office:value-type="float" office:value="39635" calcext:value-type="float">
            <text:p>39635</text:p>
          </table:table-cell>
          <table:table-cell table:style-name="ce2" office:value-type="float" office:value="45535" calcext:value-type="float">
            <text:p>455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30200" calcext:value-type="float">
            <text:p>30200</text:p>
          </table:table-cell>
          <table:table-cell table:style-name="ce2" office:value-type="float" office:value="4153" calcext:value-type="float">
            <text:p>4153</text:p>
          </table:table-cell>
          <table:table-cell table:style-name="ce2" office:value-type="float" office:value="94618" calcext:value-type="float">
            <text:p>94618</text:p>
          </table:table-cell>
          <table:table-cell table:style-name="ce2" office:value-type="float" office:value="5278" calcext:value-type="float">
            <text:p>5278</text:p>
          </table:table-cell>
          <table:table-cell table:style-name="ce2" office:value-type="float" office:value="95807" calcext:value-type="float">
            <text:p>95807</text:p>
          </table:table-cell>
          <table:table-cell table:style-name="ce2" office:value-type="float" office:value="12721" calcext:value-type="float">
            <text:p>12721</text:p>
          </table:table-cell>
          <table:table-cell table:style-name="ce2" office:value-type="float" office:value="8228" calcext:value-type="float">
            <text:p>8228</text:p>
          </table:table-cell>
          <table:table-cell table:style-name="ce2" office:value-type="float" office:value="270423" calcext:value-type="float">
            <text:p>270423</text:p>
          </table:table-cell>
          <table:table-cell table:style-name="ce2" office:value-type="float" office:value="74029" calcext:value-type="float">
            <text:p>74029</text:p>
          </table:table-cell>
          <table:table-cell table:style-name="ce2" office:value-type="float" office:value="46214" calcext:value-type="float">
            <text:p>46214</text:p>
          </table:table-cell>
          <table:table-cell table:style-name="ce2" office:value-type="float" office:value="45269" calcext:value-type="float">
            <text:p>4526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31869" calcext:value-type="float">
            <text:p>31869</text:p>
          </table:table-cell>
          <table:table-cell table:style-name="ce2" office:value-type="float" office:value="3835" calcext:value-type="float">
            <text:p>3835</text:p>
          </table:table-cell>
          <table:table-cell table:style-name="ce2" office:value-type="float" office:value="94551" calcext:value-type="float">
            <text:p>94551</text:p>
          </table:table-cell>
          <table:table-cell table:style-name="ce2" office:value-type="float" office:value="5023" calcext:value-type="float">
            <text:p>5023</text:p>
          </table:table-cell>
          <table:table-cell table:style-name="ce2" office:value-type="float" office:value="102293" calcext:value-type="float">
            <text:p>102293</text:p>
          </table:table-cell>
          <table:table-cell table:style-name="ce2" office:value-type="float" office:value="12958" calcext:value-type="float">
            <text:p>12958</text:p>
          </table:table-cell>
          <table:table-cell table:style-name="ce2" office:value-type="float" office:value="8001" calcext:value-type="float">
            <text:p>8001</text:p>
          </table:table-cell>
          <table:table-cell table:style-name="ce2" office:value-type="float" office:value="257988" calcext:value-type="float">
            <text:p>257988</text:p>
          </table:table-cell>
          <table:table-cell table:style-name="ce2" office:value-type="float" office:value="75128" calcext:value-type="float">
            <text:p>75128</text:p>
          </table:table-cell>
          <table:table-cell table:style-name="ce2" office:value-type="float" office:value="45354" calcext:value-type="float">
            <text:p>45354</text:p>
          </table:table-cell>
          <table:table-cell table:style-name="ce2" office:value-type="float" office:value="46616" calcext:value-type="float">
            <text:p>466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31113" calcext:value-type="float">
            <text:p>31113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office:value-type="float" office:value="113557" calcext:value-type="float">
            <text:p>113557</text:p>
          </table:table-cell>
          <table:table-cell table:style-name="ce2" office:value-type="float" office:value="4857" calcext:value-type="float">
            <text:p>4857</text:p>
          </table:table-cell>
          <table:table-cell table:style-name="ce2" office:value-type="float" office:value="104951" calcext:value-type="float">
            <text:p>104951</text:p>
          </table:table-cell>
          <table:table-cell table:style-name="ce2" office:value-type="float" office:value="12949" calcext:value-type="float">
            <text:p>12949</text:p>
          </table:table-cell>
          <table:table-cell table:style-name="ce2" office:value-type="float" office:value="8026" calcext:value-type="float">
            <text:p>8026</text:p>
          </table:table-cell>
          <table:table-cell table:style-name="ce2" office:value-type="float" office:value="254766" calcext:value-type="float">
            <text:p>254766</text:p>
          </table:table-cell>
          <table:table-cell table:style-name="ce2" office:value-type="float" office:value="78762" calcext:value-type="float">
            <text:p>78762</text:p>
          </table:table-cell>
          <table:table-cell table:style-name="ce2" office:value-type="float" office:value="48396" calcext:value-type="float">
            <text:p>48396</text:p>
          </table:table-cell>
          <table:table-cell table:style-name="ce2" office:value-type="float" office:value="48880" calcext:value-type="float">
            <text:p>488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float" office:value="30973" calcext:value-type="float">
            <text:p>30973</text:p>
          </table:table-cell>
          <table:table-cell table:style-name="ce2" office:value-type="float" office:value="3726" calcext:value-type="float">
            <text:p>3726</text:p>
          </table:table-cell>
          <table:table-cell table:style-name="ce2" office:value-type="float" office:value="96818" calcext:value-type="float">
            <text:p>96818</text:p>
          </table:table-cell>
          <table:table-cell table:style-name="ce2" office:value-type="float" office:value="4739" calcext:value-type="float">
            <text:p>4739</text:p>
          </table:table-cell>
          <table:table-cell table:style-name="ce2" office:value-type="float" office:value="103913" calcext:value-type="float">
            <text:p>103913</text:p>
          </table:table-cell>
          <table:table-cell table:style-name="ce2" office:value-type="float" office:value="12827" calcext:value-type="float">
            <text:p>12827</text:p>
          </table:table-cell>
          <table:table-cell table:style-name="ce2" office:value-type="float" office:value="7944" calcext:value-type="float">
            <text:p>7944</text:p>
          </table:table-cell>
          <table:table-cell table:style-name="ce2" office:value-type="float" office:value="259544" calcext:value-type="float">
            <text:p>259544</text:p>
          </table:table-cell>
          <table:table-cell table:style-name="ce2" office:value-type="float" office:value="78018" calcext:value-type="float">
            <text:p>78018</text:p>
          </table:table-cell>
          <table:table-cell table:style-name="ce2" office:value-type="float" office:value="47155" calcext:value-type="float">
            <text:p>47155</text:p>
          </table:table-cell>
          <table:table-cell table:style-name="ce2" office:value-type="float" office:value="46749" calcext:value-type="float">
            <text:p>4674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0453" calcext:value-type="float">
            <text:p>30453</text:p>
          </table:table-cell>
          <table:table-cell table:style-name="ce2" office:value-type="float" office:value="4151" calcext:value-type="float">
            <text:p>4151</text:p>
          </table:table-cell>
          <table:table-cell table:style-name="ce2" office:value-type="float" office:value="97566" calcext:value-type="float">
            <text:p>97566</text:p>
          </table:table-cell>
          <table:table-cell table:style-name="ce2" office:value-type="float" office:value="4958" calcext:value-type="float">
            <text:p>4958</text:p>
          </table:table-cell>
          <table:table-cell table:style-name="ce2" office:value-type="float" office:value="100573" calcext:value-type="float">
            <text:p>100573</text:p>
          </table:table-cell>
          <table:table-cell table:style-name="ce2" office:value-type="float" office:value="13149" calcext:value-type="float">
            <text:p>13149</text:p>
          </table:table-cell>
          <table:table-cell table:style-name="ce2" office:value-type="float" office:value="7904" calcext:value-type="float">
            <text:p>7904</text:p>
          </table:table-cell>
          <table:table-cell table:style-name="ce2" office:value-type="float" office:value="256665" calcext:value-type="float">
            <text:p>256665</text:p>
          </table:table-cell>
          <table:table-cell table:style-name="ce2" office:value-type="float" office:value="78452" calcext:value-type="float">
            <text:p>78452</text:p>
          </table:table-cell>
          <table:table-cell table:style-name="ce2" office:value-type="float" office:value="33749" calcext:value-type="float">
            <text:p>33749</text:p>
          </table:table-cell>
          <table:table-cell table:style-name="ce2" office:value-type="float" office:value="29423" calcext:value-type="float">
            <text:p>2942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0736" calcext:value-type="float">
            <text:p>30736</text:p>
          </table:table-cell>
          <table:table-cell table:style-name="ce2" office:value-type="float" office:value="3498" calcext:value-type="float">
            <text:p>3498</text:p>
          </table:table-cell>
          <table:table-cell table:style-name="ce2" office:value-type="float" office:value="97262" calcext:value-type="float">
            <text:p>97262</text:p>
          </table:table-cell>
          <table:table-cell table:style-name="ce2" office:value-type="float" office:value="4970" calcext:value-type="float">
            <text:p>4970</text:p>
          </table:table-cell>
          <table:table-cell table:style-name="ce2" office:value-type="float" office:value="103365" calcext:value-type="float">
            <text:p>103365</text:p>
          </table:table-cell>
          <table:table-cell table:style-name="ce2" office:value-type="float" office:value="12596" calcext:value-type="float">
            <text:p>12596</text:p>
          </table:table-cell>
          <table:table-cell table:style-name="ce2" office:value-type="float" office:value="8118" calcext:value-type="float">
            <text:p>8118</text:p>
          </table:table-cell>
          <table:table-cell table:style-name="ce2" office:value-type="float" office:value="258985" calcext:value-type="float">
            <text:p>258985</text:p>
          </table:table-cell>
          <table:table-cell table:style-name="ce2" office:value-type="float" office:value="79887" calcext:value-type="float">
            <text:p>79887</text:p>
          </table:table-cell>
          <table:table-cell table:style-name="ce2" office:value-type="float" office:value="31541" calcext:value-type="float">
            <text:p>31541</text:p>
          </table:table-cell>
          <table:table-cell table:style-name="ce2" office:value-type="float" office:value="30701" calcext:value-type="float">
            <text:p>3070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0884" calcext:value-type="float">
            <text:p>30884</text:p>
          </table:table-cell>
          <table:table-cell table:style-name="ce2" office:value-type="float" office:value="3946" calcext:value-type="float">
            <text:p>3946</text:p>
          </table:table-cell>
          <table:table-cell table:style-name="ce2" office:value-type="float" office:value="94509" calcext:value-type="float">
            <text:p>94509</text:p>
          </table:table-cell>
          <table:table-cell table:style-name="ce2" office:value-type="float" office:value="4783" calcext:value-type="float">
            <text:p>4783</text:p>
          </table:table-cell>
          <table:table-cell table:style-name="ce2" office:value-type="float" office:value="100642" calcext:value-type="float">
            <text:p>100642</text:p>
          </table:table-cell>
          <table:table-cell table:style-name="ce2" office:value-type="float" office:value="12410" calcext:value-type="float">
            <text:p>12410</text:p>
          </table:table-cell>
          <table:table-cell table:style-name="ce2" office:value-type="float" office:value="7883" calcext:value-type="float">
            <text:p>7883</text:p>
          </table:table-cell>
          <table:table-cell table:style-name="ce2" office:value-type="float" office:value="297808" calcext:value-type="float">
            <text:p>297808</text:p>
          </table:table-cell>
          <table:table-cell table:style-name="ce2" office:value-type="float" office:value="80761" calcext:value-type="float">
            <text:p>80761</text:p>
          </table:table-cell>
          <table:table-cell table:style-name="ce2" office:value-type="float" office:value="31988" calcext:value-type="float">
            <text:p>31988</text:p>
          </table:table-cell>
          <table:table-cell table:style-name="ce2" office:value-type="float" office:value="31287" calcext:value-type="float">
            <text:p>3128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8539" calcext:value-type="float">
            <text:p>28539</text:p>
          </table:table-cell>
          <table:table-cell table:style-name="ce2" office:value-type="float" office:value="3776" calcext:value-type="float">
            <text:p>3776</text:p>
          </table:table-cell>
          <table:table-cell table:style-name="ce2" office:value-type="float" office:value="94660" calcext:value-type="float">
            <text:p>94660</text:p>
          </table:table-cell>
          <table:table-cell table:style-name="ce2" office:value-type="float" office:value="4643" calcext:value-type="float">
            <text:p>4643</text:p>
          </table:table-cell>
          <table:table-cell table:style-name="ce2" office:value-type="float" office:value="96485" calcext:value-type="float">
            <text:p>96485</text:p>
          </table:table-cell>
          <table:table-cell table:style-name="ce2" office:value-type="float" office:value="12644" calcext:value-type="float">
            <text:p>12644</text:p>
          </table:table-cell>
          <table:table-cell table:style-name="ce2" office:value-type="float" office:value="8175" calcext:value-type="float">
            <text:p>8175</text:p>
          </table:table-cell>
          <table:table-cell table:style-name="ce2" office:value-type="float" office:value="344496" calcext:value-type="float">
            <text:p>344496</text:p>
          </table:table-cell>
          <table:table-cell table:style-name="ce2" office:value-type="float" office:value="78396" calcext:value-type="float">
            <text:p>78396</text:p>
          </table:table-cell>
          <table:table-cell table:style-name="ce2" office:value-type="float" office:value="32092" calcext:value-type="float">
            <text:p>32092</text:p>
          </table:table-cell>
          <table:table-cell table:style-name="ce2" office:value-type="float" office:value="31662" calcext:value-type="float">
            <text:p>3166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4456" calcext:value-type="float">
            <text:p>24456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94683" calcext:value-type="float">
            <text:p>94683</text:p>
          </table:table-cell>
          <table:table-cell table:style-name="ce2" office:value-type="float" office:value="5202" calcext:value-type="float">
            <text:p>5202</text:p>
          </table:table-cell>
          <table:table-cell table:style-name="ce2" office:value-type="float" office:value="99228" calcext:value-type="float">
            <text:p>99228</text:p>
          </table:table-cell>
          <table:table-cell table:style-name="ce2" office:value-type="float" office:value="12590" calcext:value-type="float">
            <text:p>12590</text:p>
          </table:table-cell>
          <table:table-cell table:style-name="ce2" office:value-type="float" office:value="8339" calcext:value-type="float">
            <text:p>8339</text:p>
          </table:table-cell>
          <table:table-cell table:style-name="ce2" office:value-type="float" office:value="468067" calcext:value-type="float">
            <text:p>468067</text:p>
          </table:table-cell>
          <table:table-cell table:style-name="ce2" office:value-type="float" office:value="81233" calcext:value-type="float">
            <text:p>81233</text:p>
          </table:table-cell>
          <table:table-cell table:style-name="ce2" office:value-type="float" office:value="28821" calcext:value-type="float">
            <text:p>28821</text:p>
          </table:table-cell>
          <table:table-cell table:style-name="ce2" office:value-type="float" office:value="30557" calcext:value-type="float">
            <text:p>3055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8176" calcext:value-type="float">
            <text:p>28176</text:p>
          </table:table-cell>
          <table:table-cell table:style-name="ce2" office:value-type="float" office:value="3969" calcext:value-type="float">
            <text:p>3969</text:p>
          </table:table-cell>
          <table:table-cell table:style-name="ce2" office:value-type="float" office:value="104504" calcext:value-type="float">
            <text:p>104504</text:p>
          </table:table-cell>
          <table:table-cell table:style-name="ce2" office:value-type="float" office:value="5179" calcext:value-type="float">
            <text:p>5179</text:p>
          </table:table-cell>
          <table:table-cell table:style-name="ce2" office:value-type="float" office:value="103522" calcext:value-type="float">
            <text:p>103522</text:p>
          </table:table-cell>
          <table:table-cell table:style-name="ce2" office:value-type="float" office:value="13291" calcext:value-type="float">
            <text:p>13291</text:p>
          </table:table-cell>
          <table:table-cell table:style-name="ce2" office:value-type="float" office:value="8275" calcext:value-type="float">
            <text:p>8275</text:p>
          </table:table-cell>
          <table:table-cell table:style-name="ce2" office:value-type="float" office:value="464795" calcext:value-type="float">
            <text:p>464795</text:p>
          </table:table-cell>
          <table:table-cell table:style-name="ce2" office:value-type="float" office:value="74037" calcext:value-type="float">
            <text:p>74037</text:p>
          </table:table-cell>
          <table:table-cell table:style-name="ce2" office:value-type="float" office:value="27174" calcext:value-type="float">
            <text:p>27174</text:p>
          </table:table-cell>
          <table:table-cell table:style-name="ce2" office:value-type="float" office:value="31238" calcext:value-type="float">
            <text:p>31238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9428" calcext:value-type="float">
            <text:p>29428</text:p>
          </table:table-cell>
          <table:table-cell table:style-name="ce2" office:value-type="float" office:value="3753" calcext:value-type="float">
            <text:p>3753</text:p>
          </table:table-cell>
          <table:table-cell table:style-name="ce2" office:value-type="float" office:value="107973" calcext:value-type="float">
            <text:p>107973</text:p>
          </table:table-cell>
          <table:table-cell table:style-name="ce2" office:value-type="float" office:value="4948" calcext:value-type="float">
            <text:p>4948</text:p>
          </table:table-cell>
          <table:table-cell table:style-name="ce2" office:value-type="float" office:value="103031" calcext:value-type="float">
            <text:p>103031</text:p>
          </table:table-cell>
          <table:table-cell table:style-name="ce2" office:value-type="float" office:value="12740" calcext:value-type="float">
            <text:p>12740</text:p>
          </table:table-cell>
          <table:table-cell table:style-name="ce2" office:value-type="float" office:value="8298" calcext:value-type="float">
            <text:p>8298</text:p>
          </table:table-cell>
          <table:table-cell table:style-name="ce2" office:value-type="float" office:value="453070" calcext:value-type="float">
            <text:p>453070</text:p>
          </table:table-cell>
          <table:table-cell table:style-name="ce2" office:value-type="float" office:value="82169" calcext:value-type="float">
            <text:p>82169</text:p>
          </table:table-cell>
          <table:table-cell table:style-name="ce2" office:value-type="float" office:value="27146" calcext:value-type="float">
            <text:p>27146</text:p>
          </table:table-cell>
          <table:table-cell table:style-name="ce2" office:value-type="float" office:value="31726" calcext:value-type="float">
            <text:p>3172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1680" calcext:value-type="float">
            <text:p>31680</text:p>
          </table:table-cell>
          <table:table-cell table:style-name="ce2" office:value-type="float" office:value="4454" calcext:value-type="float">
            <text:p>4454</text:p>
          </table:table-cell>
          <table:table-cell table:style-name="ce2" office:value-type="float" office:value="99653" calcext:value-type="float">
            <text:p>99653</text:p>
          </table:table-cell>
          <table:table-cell table:style-name="ce2" office:value-type="float" office:value="4992" calcext:value-type="float">
            <text:p>4992</text:p>
          </table:table-cell>
          <table:table-cell table:style-name="ce2" office:value-type="float" office:value="101546" calcext:value-type="float">
            <text:p>101546</text:p>
          </table:table-cell>
          <table:table-cell table:style-name="ce2" office:value-type="float" office:value="12955" calcext:value-type="float">
            <text:p>12955</text:p>
          </table:table-cell>
          <table:table-cell table:style-name="ce2" office:value-type="float" office:value="8956" calcext:value-type="float">
            <text:p>8956</text:p>
          </table:table-cell>
          <table:table-cell table:style-name="ce2" office:value-type="float" office:value="473191" calcext:value-type="float">
            <text:p>473191</text:p>
          </table:table-cell>
          <table:table-cell table:style-name="ce2" office:value-type="float" office:value="91023" calcext:value-type="float">
            <text:p>91023</text:p>
          </table:table-cell>
          <table:table-cell table:style-name="ce2" office:value-type="float" office:value="27158" calcext:value-type="float">
            <text:p>27158</text:p>
          </table:table-cell>
          <table:table-cell table:style-name="ce2" office:value-type="float" office:value="30593" calcext:value-type="float">
            <text:p>3059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0175" calcext:value-type="float">
            <text:p>30175</text:p>
          </table:table-cell>
          <table:table-cell table:style-name="ce2" office:value-type="float" office:value="4361" calcext:value-type="float">
            <text:p>4361</text:p>
          </table:table-cell>
          <table:table-cell table:style-name="ce2" office:value-type="float" office:value="94860" calcext:value-type="float">
            <text:p>94860</text:p>
          </table:table-cell>
          <table:table-cell table:style-name="ce2" office:value-type="float" office:value="4920" calcext:value-type="float">
            <text:p>4920</text:p>
          </table:table-cell>
          <table:table-cell table:style-name="ce2" office:value-type="float" office:value="179579" calcext:value-type="float">
            <text:p>179579</text:p>
          </table:table-cell>
          <table:table-cell table:style-name="ce2" office:value-type="float" office:value="12813" calcext:value-type="float">
            <text:p>12813</text:p>
          </table:table-cell>
          <table:table-cell table:style-name="ce2" office:value-type="float" office:value="8289" calcext:value-type="float">
            <text:p>8289</text:p>
          </table:table-cell>
          <table:table-cell table:style-name="ce2" office:value-type="float" office:value="451403" calcext:value-type="float">
            <text:p>451403</text:p>
          </table:table-cell>
          <table:table-cell table:style-name="ce2" office:value-type="float" office:value="71486" calcext:value-type="float">
            <text:p>71486</text:p>
          </table:table-cell>
          <table:table-cell table:style-name="ce2" office:value-type="float" office:value="27150" calcext:value-type="float">
            <text:p>27150</text:p>
          </table:table-cell>
          <table:table-cell table:style-name="ce2" office:value-type="float" office:value="29899" calcext:value-type="float">
            <text:p>2989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9399" calcext:value-type="float">
            <text:p>29399</text:p>
          </table:table-cell>
          <table:table-cell table:style-name="ce2" office:value-type="float" office:value="4492" calcext:value-type="float">
            <text:p>4492</text:p>
          </table:table-cell>
          <table:table-cell table:style-name="ce2" office:value-type="float" office:value="110331" calcext:value-type="float">
            <text:p>110331</text:p>
          </table:table-cell>
          <table:table-cell table:style-name="ce2" office:value-type="float" office:value="4968" calcext:value-type="float">
            <text:p>4968</text:p>
          </table:table-cell>
          <table:table-cell table:style-name="ce2" office:value-type="float" office:value="190375" calcext:value-type="float">
            <text:p>190375</text:p>
          </table:table-cell>
          <table:table-cell table:style-name="ce2" office:value-type="float" office:value="13016" calcext:value-type="float">
            <text:p>13016</text:p>
          </table:table-cell>
          <table:table-cell table:style-name="ce2" office:value-type="float" office:value="8329" calcext:value-type="float">
            <text:p>8329</text:p>
          </table:table-cell>
          <table:table-cell table:style-name="ce2" office:value-type="float" office:value="297463" calcext:value-type="float">
            <text:p>297463</text:p>
          </table:table-cell>
          <table:table-cell table:style-name="ce2" office:value-type="float" office:value="76203" calcext:value-type="float">
            <text:p>76203</text:p>
          </table:table-cell>
          <table:table-cell table:style-name="ce2" office:value-type="float" office:value="27022" calcext:value-type="float">
            <text:p>27022</text:p>
          </table:table-cell>
          <table:table-cell table:style-name="ce2" office:value-type="float" office:value="30103" calcext:value-type="float">
            <text:p>3010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9247" calcext:value-type="float">
            <text:p>29247</text:p>
          </table:table-cell>
          <table:table-cell table:style-name="ce2" office:value-type="float" office:value="4273" calcext:value-type="float">
            <text:p>4273</text:p>
          </table:table-cell>
          <table:table-cell table:style-name="ce2" office:value-type="float" office:value="126051" calcext:value-type="float">
            <text:p>126051</text:p>
          </table:table-cell>
          <table:table-cell table:style-name="ce2" office:value-type="float" office:value="4790" calcext:value-type="float">
            <text:p>4790</text:p>
          </table:table-cell>
          <table:table-cell table:style-name="ce2" office:value-type="float" office:value="192440" calcext:value-type="float">
            <text:p>192440</text:p>
          </table:table-cell>
          <table:table-cell table:style-name="ce2" office:value-type="float" office:value="14094" calcext:value-type="float">
            <text:p>14094</text:p>
          </table:table-cell>
          <table:table-cell table:style-name="ce2" office:value-type="float" office:value="8110" calcext:value-type="float">
            <text:p>8110</text:p>
          </table:table-cell>
          <table:table-cell table:style-name="ce2" office:value-type="float" office:value="256584" calcext:value-type="float">
            <text:p>256584</text:p>
          </table:table-cell>
          <table:table-cell table:style-name="ce2" office:value-type="float" office:value="76784" calcext:value-type="float">
            <text:p>76784</text:p>
          </table:table-cell>
          <table:table-cell table:style-name="ce2" office:value-type="float" office:value="26986" calcext:value-type="float">
            <text:p>26986</text:p>
          </table:table-cell>
          <table:table-cell table:style-name="ce2" office:value-type="float" office:value="27740" calcext:value-type="float">
            <text:p>2774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8845" calcext:value-type="float">
            <text:p>28845</text:p>
          </table:table-cell>
          <table:table-cell table:style-name="ce2" office:value-type="float" office:value="4585" calcext:value-type="float">
            <text:p>4585</text:p>
          </table:table-cell>
          <table:table-cell table:style-name="ce2" office:value-type="float" office:value="100523" calcext:value-type="float">
            <text:p>100523</text:p>
          </table:table-cell>
          <table:table-cell table:style-name="ce2" office:value-type="float" office:value="4895" calcext:value-type="float">
            <text:p>4895</text:p>
          </table:table-cell>
          <table:table-cell table:style-name="ce2" office:value-type="float" office:value="196168" calcext:value-type="float">
            <text:p>196168</text:p>
          </table:table-cell>
          <table:table-cell table:style-name="ce2" office:value-type="float" office:value="12949" calcext:value-type="float">
            <text:p>12949</text:p>
          </table:table-cell>
          <table:table-cell table:style-name="ce2" office:value-type="float" office:value="8517" calcext:value-type="float">
            <text:p>8517</text:p>
          </table:table-cell>
          <table:table-cell table:style-name="ce2" office:value-type="float" office:value="250073" calcext:value-type="float">
            <text:p>250073</text:p>
          </table:table-cell>
          <table:table-cell table:style-name="ce2" office:value-type="float" office:value="80285" calcext:value-type="float">
            <text:p>80285</text:p>
          </table:table-cell>
          <table:table-cell table:style-name="ce2" office:value-type="float" office:value="27302" calcext:value-type="float">
            <text:p>27302</text:p>
          </table:table-cell>
          <table:table-cell table:style-name="ce2" office:value-type="float" office:value="24731" calcext:value-type="float">
            <text:p>2473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0048" calcext:value-type="float">
            <text:p>30048</text:p>
          </table:table-cell>
          <table:table-cell table:style-name="ce2" office:value-type="float" office:value="4324" calcext:value-type="float">
            <text:p>4324</text:p>
          </table:table-cell>
          <table:table-cell table:style-name="ce2" office:value-type="float" office:value="108056" calcext:value-type="float">
            <text:p>108056</text:p>
          </table:table-cell>
          <table:table-cell table:style-name="ce2" office:value-type="float" office:value="4878" calcext:value-type="float">
            <text:p>4878</text:p>
          </table:table-cell>
          <table:table-cell table:style-name="ce2" office:value-type="float" office:value="189681" calcext:value-type="float">
            <text:p>189681</text:p>
          </table:table-cell>
          <table:table-cell table:style-name="ce2" office:value-type="float" office:value="12766" calcext:value-type="float">
            <text:p>12766</text:p>
          </table:table-cell>
          <table:table-cell table:style-name="ce2" office:value-type="float" office:value="8424" calcext:value-type="float">
            <text:p>8424</text:p>
          </table:table-cell>
          <table:table-cell table:style-name="ce2" office:value-type="float" office:value="238677" calcext:value-type="float">
            <text:p>238677</text:p>
          </table:table-cell>
          <table:table-cell table:style-name="ce2" office:value-type="float" office:value="78436" calcext:value-type="float">
            <text:p>78436</text:p>
          </table:table-cell>
          <table:table-cell table:style-name="ce2" office:value-type="float" office:value="27656" calcext:value-type="float">
            <text:p>27656</text:p>
          </table:table-cell>
          <table:table-cell table:style-name="ce2" office:value-type="float" office:value="24073" calcext:value-type="float">
            <text:p>2407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9354" calcext:value-type="float">
            <text:p>29354</text:p>
          </table:table-cell>
          <table:table-cell table:style-name="ce2" office:value-type="float" office:value="4314" calcext:value-type="float">
            <text:p>4314</text:p>
          </table:table-cell>
          <table:table-cell table:style-name="ce2" office:value-type="float" office:value="102003" calcext:value-type="float">
            <text:p>102003</text:p>
          </table:table-cell>
          <table:table-cell table:style-name="ce2" office:value-type="float" office:value="5114" calcext:value-type="float">
            <text:p>5114</text:p>
          </table:table-cell>
          <table:table-cell table:style-name="ce2" office:value-type="float" office:value="146343" calcext:value-type="float">
            <text:p>146343</text:p>
          </table:table-cell>
          <table:table-cell table:style-name="ce2" office:value-type="float" office:value="12616" calcext:value-type="float">
            <text:p>12616</text:p>
          </table:table-cell>
          <table:table-cell table:style-name="ce2" office:value-type="float" office:value="8510" calcext:value-type="float">
            <text:p>8510</text:p>
          </table:table-cell>
          <table:table-cell table:style-name="ce2" office:value-type="float" office:value="238486" calcext:value-type="float">
            <text:p>238486</text:p>
          </table:table-cell>
          <table:table-cell table:style-name="ce2" office:value-type="float" office:value="75911" calcext:value-type="float">
            <text:p>75911</text:p>
          </table:table-cell>
          <table:table-cell table:style-name="ce2" office:value-type="float" office:value="27812" calcext:value-type="float">
            <text:p>27812</text:p>
          </table:table-cell>
          <table:table-cell table:style-name="ce2" office:value-type="float" office:value="24244" calcext:value-type="float">
            <text:p>24244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9769" calcext:value-type="float">
            <text:p>29769</text:p>
          </table:table-cell>
          <table:table-cell table:style-name="ce2" office:value-type="float" office:value="4241" calcext:value-type="float">
            <text:p>4241</text:p>
          </table:table-cell>
          <table:table-cell table:style-name="ce2" office:value-type="float" office:value="187256" calcext:value-type="float">
            <text:p>187256</text:p>
          </table:table-cell>
          <table:table-cell table:style-name="ce2" office:value-type="float" office:value="4932" calcext:value-type="float">
            <text:p>4932</text:p>
          </table:table-cell>
          <table:table-cell table:style-name="ce2" office:value-type="float" office:value="100137" calcext:value-type="float">
            <text:p>100137</text:p>
          </table:table-cell>
          <table:table-cell table:style-name="ce2" office:value-type="float" office:value="12808" calcext:value-type="float">
            <text:p>12808</text:p>
          </table:table-cell>
          <table:table-cell table:style-name="ce2" office:value-type="float" office:value="8482" calcext:value-type="float">
            <text:p>8482</text:p>
          </table:table-cell>
          <table:table-cell table:style-name="ce2" office:value-type="float" office:value="237357" calcext:value-type="float">
            <text:p>237357</text:p>
          </table:table-cell>
          <table:table-cell table:style-name="ce2" office:value-type="float" office:value="78907" calcext:value-type="float">
            <text:p>78907</text:p>
          </table:table-cell>
          <table:table-cell table:style-name="ce2" office:value-type="float" office:value="28815" calcext:value-type="float">
            <text:p>28815</text:p>
          </table:table-cell>
          <table:table-cell table:style-name="ce2" office:value-type="float" office:value="25263" calcext:value-type="float">
            <text:p>2526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7925" calcext:value-type="float">
            <text:p>27925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186261" calcext:value-type="float">
            <text:p>186261</text:p>
          </table:table-cell>
          <table:table-cell table:style-name="ce2" office:value-type="float" office:value="4778" calcext:value-type="float">
            <text:p>4778</text:p>
          </table:table-cell>
          <table:table-cell table:style-name="ce2" office:value-type="float" office:value="98614" calcext:value-type="float">
            <text:p>98614</text:p>
          </table:table-cell>
          <table:table-cell table:style-name="ce2" office:value-type="float" office:value="12810" calcext:value-type="float">
            <text:p>12810</text:p>
          </table:table-cell>
          <table:table-cell table:style-name="ce2" office:value-type="float" office:value="8847" calcext:value-type="float">
            <text:p>8847</text:p>
          </table:table-cell>
          <table:table-cell table:style-name="ce2" office:value-type="float" office:value="238073" calcext:value-type="float">
            <text:p>238073</text:p>
          </table:table-cell>
          <table:table-cell table:style-name="ce2" office:value-type="float" office:value="76147" calcext:value-type="float">
            <text:p>76147</text:p>
          </table:table-cell>
          <table:table-cell table:style-name="ce2" office:value-type="float" office:value="27048" calcext:value-type="float">
            <text:p>27048</text:p>
          </table:table-cell>
          <table:table-cell table:style-name="ce2" office:value-type="float" office:value="26107" calcext:value-type="float">
            <text:p>2610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1287" calcext:value-type="float">
            <text:p>21287</text:p>
          </table:table-cell>
          <table:table-cell table:style-name="ce2" office:value-type="float" office:value="3579" calcext:value-type="float">
            <text:p>3579</text:p>
          </table:table-cell>
          <table:table-cell table:style-name="ce2" office:value-type="float" office:value="191510" calcext:value-type="float">
            <text:p>191510</text:p>
          </table:table-cell>
          <table:table-cell table:style-name="ce2" office:value-type="float" office:value="4828" calcext:value-type="float">
            <text:p>4828</text:p>
          </table:table-cell>
          <table:table-cell table:style-name="ce2" office:value-type="float" office:value="103178" calcext:value-type="float">
            <text:p>103178</text:p>
          </table:table-cell>
          <table:table-cell table:style-name="ce2" office:value-type="float" office:value="12607" calcext:value-type="float">
            <text:p>12607</text:p>
          </table:table-cell>
          <table:table-cell table:style-name="ce2" office:value-type="float" office:value="8158" calcext:value-type="float">
            <text:p>8158</text:p>
          </table:table-cell>
          <table:table-cell table:style-name="ce2" office:value-type="float" office:value="237190" calcext:value-type="float">
            <text:p>237190</text:p>
          </table:table-cell>
          <table:table-cell table:style-name="ce2" office:value-type="float" office:value="79160" calcext:value-type="float">
            <text:p>79160</text:p>
          </table:table-cell>
          <table:table-cell table:style-name="ce2" office:value-type="float" office:value="27003" calcext:value-type="float">
            <text:p>27003</text:p>
          </table:table-cell>
          <table:table-cell table:style-name="ce2" office:value-type="float" office:value="24012" calcext:value-type="float">
            <text:p>2401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7064" calcext:value-type="float">
            <text:p>27064</text:p>
          </table:table-cell>
          <table:table-cell table:style-name="ce2" office:value-type="float" office:value="3907" calcext:value-type="float">
            <text:p>3907</text:p>
          </table:table-cell>
          <table:table-cell table:style-name="ce2" office:value-type="float" office:value="192755" calcext:value-type="float">
            <text:p>192755</text:p>
          </table:table-cell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3662" calcext:value-type="float">
            <text:p>103662</text:p>
          </table:table-cell>
          <table:table-cell table:style-name="ce2" office:value-type="float" office:value="12369" calcext:value-type="float">
            <text:p>12369</text:p>
          </table:table-cell>
          <table:table-cell table:style-name="ce2" office:value-type="float" office:value="8652" calcext:value-type="float">
            <text:p>8652</text:p>
          </table:table-cell>
          <table:table-cell table:style-name="ce2" office:value-type="float" office:value="238239" calcext:value-type="float">
            <text:p>238239</text:p>
          </table:table-cell>
          <table:table-cell table:style-name="ce2" office:value-type="float" office:value="80220" calcext:value-type="float">
            <text:p>80220</text:p>
          </table:table-cell>
          <table:table-cell table:style-name="ce2" office:value-type="float" office:value="28675" calcext:value-type="float">
            <text:p>28675</text:p>
          </table:table-cell>
          <table:table-cell table:style-name="ce2" office:value-type="float" office:value="24139" calcext:value-type="float">
            <text:p>2413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0852" calcext:value-type="float">
            <text:p>30852</text:p>
          </table:table-cell>
          <table:table-cell table:style-name="ce2" office:value-type="float" office:value="4192" calcext:value-type="float">
            <text:p>4192</text:p>
          </table:table-cell>
          <table:table-cell table:style-name="ce2" office:value-type="float" office:value="188818" calcext:value-type="float">
            <text:p>188818</text:p>
          </table:table-cell>
          <table:table-cell table:style-name="ce2" office:value-type="float" office:value="5245" calcext:value-type="float">
            <text:p>5245</text:p>
          </table:table-cell>
          <table:table-cell table:style-name="ce2" office:value-type="float" office:value="108828" calcext:value-type="float">
            <text:p>108828</text:p>
          </table:table-cell>
          <table:table-cell table:style-name="ce2" office:value-type="float" office:value="12513" calcext:value-type="float">
            <text:p>12513</text:p>
          </table:table-cell>
          <table:table-cell table:style-name="ce2" office:value-type="float" office:value="8956" calcext:value-type="float">
            <text:p>8956</text:p>
          </table:table-cell>
          <table:table-cell table:style-name="ce2" office:value-type="float" office:value="237714" calcext:value-type="float">
            <text:p>237714</text:p>
          </table:table-cell>
          <table:table-cell table:style-name="ce2" office:value-type="float" office:value="76167" calcext:value-type="float">
            <text:p>76167</text:p>
          </table:table-cell>
          <table:table-cell table:style-name="ce2" office:value-type="float" office:value="48463" calcext:value-type="float">
            <text:p>48463</text:p>
          </table:table-cell>
          <table:table-cell table:style-name="ce2" office:value-type="float" office:value="24038" calcext:value-type="float">
            <text:p>24038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6891" calcext:value-type="float">
            <text:p>26891</text:p>
          </table:table-cell>
          <table:table-cell table:style-name="ce2" office:value-type="float" office:value="4262" calcext:value-type="float">
            <text:p>4262</text:p>
          </table:table-cell>
          <table:table-cell table:style-name="ce2" office:value-type="float" office:value="196460" calcext:value-type="float">
            <text:p>196460</text:p>
          </table:table-cell>
          <table:table-cell table:style-name="ce2" office:value-type="float" office:value="5278" calcext:value-type="float">
            <text:p>5278</text:p>
          </table:table-cell>
          <table:table-cell table:style-name="ce2" office:value-type="float" office:value="106830" calcext:value-type="float">
            <text:p>106830</text:p>
          </table:table-cell>
          <table:table-cell table:style-name="ce2" office:value-type="float" office:value="12566" calcext:value-type="float">
            <text:p>12566</text:p>
          </table:table-cell>
          <table:table-cell table:style-name="ce2" office:value-type="float" office:value="8718" calcext:value-type="float">
            <text:p>8718</text:p>
          </table:table-cell>
          <table:table-cell table:style-name="ce2" office:value-type="float" office:value="237692" calcext:value-type="float">
            <text:p>237692</text:p>
          </table:table-cell>
          <table:table-cell table:style-name="ce2" office:value-type="float" office:value="80004" calcext:value-type="float">
            <text:p>80004</text:p>
          </table:table-cell>
          <table:table-cell table:style-name="ce2" office:value-type="float" office:value="48650" calcext:value-type="float">
            <text:p>48650</text:p>
          </table:table-cell>
          <table:table-cell table:style-name="ce2" office:value-type="float" office:value="25018" calcext:value-type="float">
            <text:p>2501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4" table:formula="of:=AVERAGE([.B3:.B32])" office:value-type="float" office:value="28637.4333333333" calcext:value-type="float">
            <text:p>28637.4333333333</text:p>
          </table:table-cell>
          <table:table-cell table:style-name="ce4" table:formula="of:=AVERAGE([.C3:.C32])" office:value-type="float" office:value="4032.7" calcext:value-type="float">
            <text:p>4032.7</text:p>
          </table:table-cell>
          <table:table-cell table:style-name="ce4" table:formula="of:=AVERAGE([.D3:.D32])" office:value-type="float" office:value="130250.466666667" calcext:value-type="float">
            <text:p>130250.466666667</text:p>
          </table:table-cell>
          <table:table-cell table:style-name="ce4" table:formula="of:=AVERAGE([.E3:.E32])" office:value-type="float" office:value="4956.66666666667" calcext:value-type="float">
            <text:p>4956.66666666667</text:p>
          </table:table-cell>
          <table:table-cell table:style-name="ce4" table:formula="of:=AVERAGE([.F3:.F32])" office:value-type="float" office:value="122011.9" calcext:value-type="float">
            <text:p>122011.9</text:p>
          </table:table-cell>
          <table:table-cell table:style-name="ce4" table:formula="of:=AVERAGE([.G3:.G32])" office:value-type="float" office:value="12886.1333333333" calcext:value-type="float">
            <text:p>12886.1333333333</text:p>
          </table:table-cell>
          <table:table-cell table:style-name="ce4" table:formula="of:=AVERAGE([.H3:.H32])" office:value-type="float" office:value="7918.6" calcext:value-type="float">
            <text:p>7918.6</text:p>
          </table:table-cell>
          <table:table-cell table:style-name="ce4" table:formula="of:=AVERAGE([.I3:.I32])" office:value-type="float" office:value="330439.2" calcext:value-type="float">
            <text:p>330439.2</text:p>
          </table:table-cell>
          <table:table-cell table:style-name="ce4" table:formula="of:=AVERAGE([.J3:.J32])" office:value-type="float" office:value="78588.4" calcext:value-type="float">
            <text:p>78588.4</text:p>
          </table:table-cell>
          <table:table-cell table:style-name="ce4" table:formula="of:=AVERAGE([.K3:.K32])" office:value-type="float" office:value="32836.1666666667" calcext:value-type="float">
            <text:p>32836.1666666667</text:p>
          </table:table-cell>
          <table:table-cell table:style-name="ce4" table:formula="of:=AVERAGE([.L3:.L32])" office:value-type="float" office:value="32638.6333333333" calcext:value-type="float">
            <text:p>32638.633333333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ormalised (ms)</text:p>
          </table:table-cell>
          <table:table-cell table:style-name="ce4" table:formula="of:=[.B34]/100" office:value-type="float" office:value="286.374333333333" calcext:value-type="float">
            <text:p>286.374333333333</text:p>
          </table:table-cell>
          <table:table-cell table:style-name="ce4" table:formula="of:=[.C34]/100" office:value-type="float" office:value="40.327" calcext:value-type="float">
            <text:p>40.327</text:p>
          </table:table-cell>
          <table:table-cell table:style-name="ce4" table:formula="of:=[.D34]" office:value-type="float" office:value="130250.4667" calcext:value-type="float">
            <text:p>130250.4667</text:p>
          </table:table-cell>
          <table:table-cell table:style-name="ce4" table:formula="of:=[.E34]/1000000" office:value-type="float" office:value="0.004956666667" calcext:value-type="float">
            <text:p>0.004956666667</text:p>
          </table:table-cell>
          <table:table-cell table:style-name="ce4" table:formula="of:=[.F34]" office:value-type="float" office:value="122011.9" calcext:value-type="float">
            <text:p>122011.9</text:p>
          </table:table-cell>
          <table:table-cell table:style-name="ce4" table:formula="of:=[.G34]/10" office:value-type="float" office:value="1288.613333" calcext:value-type="float">
            <text:p>1288.613333</text:p>
          </table:table-cell>
          <table:table-cell table:style-name="ce4" table:formula="of:=[.H34]/1000" office:value-type="float" office:value="7.9186" calcext:value-type="float">
            <text:p>7.9186</text:p>
          </table:table-cell>
          <table:table-cell table:style-name="ce4" table:formula="of:=[.I34]" office:value-type="float" office:value="330439.2" calcext:value-type="float">
            <text:p>330439.2</text:p>
          </table:table-cell>
          <table:table-cell table:style-name="ce4" table:formula="of:=[.J34]" office:value-type="float" office:value="78588.4" calcext:value-type="float">
            <text:p>78588.4</text:p>
          </table:table-cell>
          <table:table-cell table:style-name="ce4" table:formula="of:=[.K34]/100" office:value-type="float" office:value="328.361666666667" calcext:value-type="float">
            <text:p>328.361666666667</text:p>
          </table:table-cell>
          <table:table-cell table:style-name="ce4" table:formula="of:=[.L34]/100" office:value-type="float" office:value="326.386333333333" calcext:value-type="float">
            <text:p>326.386333333333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MAOG</text:p>
          </table:table-cell>
          <table:table-cell table:style-name="ce4" table:formula="of:=[.B35]" office:value-type="float" office:value="286.374333333333" calcext:value-type="float">
            <text:p>286.374333333333</text:p>
          </table:table-cell>
          <table:table-cell table:style-name="ce4" table:formula="of:=[.C35]" office:value-type="float" office:value="40.327" calcext:value-type="float">
            <text:p>40.3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DF4J-Beans</text:p>
          </table:table-cell>
          <table:table-cell table:style-name="ce4" table:formula="of:=[.D35]" office:value-type="float" office:value="130250.4667" calcext:value-type="float">
            <text:p>130250.4667</text:p>
          </table:table-cell>
          <table:table-cell table:style-name="ce4" table:formula="of:=[.F35]" office:value-type="float" office:value="122011.9" calcext:value-type="float">
            <text:p>122011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lder</text:p>
          </table:table-cell>
          <table:table-cell table:style-name="ce4" table:formula="of:=[.G35]" office:value-type="float" office:value="1288.613333" calcext:value-type="float">
            <text:p>1288.613333</text:p>
          </table:table-cell>
          <table:table-cell table:style-name="ce4" table:formula="of:=[.H35]" office:value-type="float" office:value="7.9186" calcext:value-type="float">
            <text:p>7.91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Flex</text:p>
          </table:table-cell>
          <table:table-cell table:style-name="ce4" table:formula="of:=[.I35]" office:value-type="float" office:value="330439.2" calcext:value-type="float">
            <text:p>330439.2</text:p>
          </table:table-cell>
          <table:table-cell table:style-name="ce4" table:formula="of:=[.J35]" office:value-type="float" office:value="78588.4" calcext:value-type="float">
            <text:p>78588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kit</text:p>
          </table:table-cell>
          <table:table-cell table:style-name="ce4" table:formula="of:=[.K35]" office:value-type="float" office:value="328.361666666667" calcext:value-type="float">
            <text:p>328.361666666667</text:p>
          </table:table-cell>
          <table:table-cell table:style-name="ce4" table:formula="of:=[.L35]" office:value-type="float" office:value="326.386333333333" calcext:value-type="float">
            <text:p>326.386333333333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malised measurements" table:style-name="ta2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DMAOG</text:p>
          </table:table-cell>
          <table:covered-table-cell/>
          <table:table-cell table:style-name="ce3" office:value-type="string" calcext:value-type="string" table:number-columns-spanned="3" table:number-rows-spanned="1">
            <text:p>RDF4J-Beans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Walder</text:p>
          </table:table-cell>
          <table:covered-table-cell/>
          <table:table-cell table:style-name="ce3" office:value-type="string" calcext:value-type="string" table:number-columns-spanned="2" table:number-rows-spanned="1">
            <text:p>LD-flex</text:p>
          </table:table-cell>
          <table:covered-table-cell/>
          <table:table-cell table:style-name="ce2" office:value-type="string" calcext:value-type="string">
            <text:p>LDkit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All (x100)</text:p>
          </table:table-cell>
          <table:table-cell table:style-name="ce2" office:value-type="string" calcext:value-type="string">
            <text:p>Search by field (x100)</text:p>
          </table:table-cell>
          <table:table-cell table:style-name="ce2" office:value-type="string" calcext:value-type="string">
            <text:p>All (x1)</text:p>
          </table:table-cell>
          <table:table-cell table:style-name="ce2" office:value-type="string" calcext:value-type="string">
            <text:p>Search by field using already loaded in memory films (x1000000)</text:p>
          </table:table-cell>
          <table:table-cell table:style-name="ce2" office:value-type="string" calcext:value-type="string">
            <text:p>Search by field loading all first (x1)</text:p>
          </table:table-cell>
          <table:table-cell table:style-name="ce2" office:value-type="string" calcext:value-type="string">
            <text:p>All (x10)</text:p>
          </table:table-cell>
          <table:table-cell table:style-name="ce2" office:value-type="string" calcext:value-type="string">
            <text:p>Search by field (x1000)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style-name="ce2" office:value-type="string" calcext:value-type="string">
            <text:p>All (x100)</text:p>
          </table:table-cell>
          <table:table-cell table:style-name="ce2" office:value-type="string" calcext:value-type="string">
            <text:p>Search by field (x100)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3]/100" office:value-type="float" office:value="191.53" calcext:value-type="float">
            <text:p>191.53</text:p>
          </table:table-cell>
          <table:table-cell table:style-name="ce4" table:formula="of:=[$Measurements.C3]/100" office:value-type="float" office:value="45.89" calcext:value-type="float">
            <text:p>45.89</text:p>
          </table:table-cell>
          <table:table-cell table:style-name="ce4" table:formula="of:=[$Measurements.D3]" office:value-type="float" office:value="190184" calcext:value-type="float">
            <text:p>190184</text:p>
          </table:table-cell>
          <table:table-cell table:style-name="ce4" table:formula="of:=[$Measurements.E3]/1000000" office:value-type="float" office:value="0.004937" calcext:value-type="float">
            <text:p>0.004937</text:p>
          </table:table-cell>
          <table:table-cell table:style-name="ce4" table:formula="of:=[$Measurements.F3]" office:value-type="float" office:value="197449" calcext:value-type="float">
            <text:p>197449</text:p>
          </table:table-cell>
          <table:table-cell table:style-name="ce4" table:formula="of:=[$Measurements.G3]/10" office:value-type="float" office:value="1364.1" calcext:value-type="float">
            <text:p>1364.1</text:p>
          </table:table-cell>
          <table:table-cell table:style-name="ce4" table:formula="of:=[$Measurements.H3]/1000" office:value-type="float" office:value="7.454" calcext:value-type="float">
            <text:p>7.454</text:p>
          </table:table-cell>
          <table:table-cell table:style-name="ce4" table:formula="of:=[$Measurements.I3]" office:value-type="float" office:value="454724" calcext:value-type="float">
            <text:p>454724</text:p>
          </table:table-cell>
          <table:table-cell table:style-name="ce4" table:formula="of:=[$Measurements.J3]" office:value-type="float" office:value="85405" calcext:value-type="float">
            <text:p>85405</text:p>
          </table:table-cell>
          <table:table-cell table:style-name="ce4" table:formula="of:=[$Measurements.K3]/100" office:value-type="float" office:value="302.11" calcext:value-type="float">
            <text:p>302.11</text:p>
          </table:table-cell>
          <table:table-cell table:style-name="ce4" table:formula="of:=[$Measurements.L3]/100" office:value-type="float" office:value="263.56" calcext:value-type="float">
            <text:p>263.56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4]/100" office:value-type="float" office:value="202.05" calcext:value-type="float">
            <text:p>202.05</text:p>
          </table:table-cell>
          <table:table-cell table:style-name="ce4" table:formula="of:=[$Measurements.C4]/100" office:value-type="float" office:value="35.91" calcext:value-type="float">
            <text:p>35.91</text:p>
          </table:table-cell>
          <table:table-cell table:style-name="ce4" table:formula="of:=[$Measurements.D4]" office:value-type="float" office:value="185939" calcext:value-type="float">
            <text:p>185939</text:p>
          </table:table-cell>
          <table:table-cell table:style-name="ce4" table:formula="of:=[$Measurements.E4]/1000000" office:value-type="float" office:value="0.004799" calcext:value-type="float">
            <text:p>0.004799</text:p>
          </table:table-cell>
          <table:table-cell table:style-name="ce4" table:formula="of:=[$Measurements.F4]" office:value-type="float" office:value="126015" calcext:value-type="float">
            <text:p>126015</text:p>
          </table:table-cell>
          <table:table-cell table:style-name="ce4" table:formula="of:=[$Measurements.G4]/10" office:value-type="float" office:value="1341.3" calcext:value-type="float">
            <text:p>1341.3</text:p>
          </table:table-cell>
          <table:table-cell table:style-name="ce4" table:formula="of:=[$Measurements.H4]/1000" office:value-type="float" office:value="6.069" calcext:value-type="float">
            <text:p>6.069</text:p>
          </table:table-cell>
          <table:table-cell table:style-name="ce4" table:formula="of:=[$Measurements.I4]" office:value-type="float" office:value="447694" calcext:value-type="float">
            <text:p>447694</text:p>
          </table:table-cell>
          <table:table-cell table:style-name="ce4" table:formula="of:=[$Measurements.J4]" office:value-type="float" office:value="80373" calcext:value-type="float">
            <text:p>80373</text:p>
          </table:table-cell>
          <table:table-cell table:style-name="ce4" table:formula="of:=[$Measurements.K4]/100" office:value-type="float" office:value="322.76" calcext:value-type="float">
            <text:p>322.76</text:p>
          </table:table-cell>
          <table:table-cell table:style-name="ce4" table:formula="of:=[$Measurements.L4]/100" office:value-type="float" office:value="254.27" calcext:value-type="float">
            <text:p>254.27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5]/100" office:value-type="float" office:value="300.21" calcext:value-type="float">
            <text:p>300.21</text:p>
          </table:table-cell>
          <table:table-cell table:style-name="ce4" table:formula="of:=[$Measurements.C5]/100" office:value-type="float" office:value="40.53" calcext:value-type="float">
            <text:p>40.53</text:p>
          </table:table-cell>
          <table:table-cell table:style-name="ce4" table:formula="of:=[$Measurements.D5]" office:value-type="float" office:value="190021" calcext:value-type="float">
            <text:p>190021</text:p>
          </table:table-cell>
          <table:table-cell table:style-name="ce4" table:formula="of:=[$Measurements.E5]/1000000" office:value-type="float" office:value="0.004703" calcext:value-type="float">
            <text:p>0.004703</text:p>
          </table:table-cell>
          <table:table-cell table:style-name="ce4" table:formula="of:=[$Measurements.F5]" office:value-type="float" office:value="102906" calcext:value-type="float">
            <text:p>102906</text:p>
          </table:table-cell>
          <table:table-cell table:style-name="ce4" table:formula="of:=[$Measurements.G5]/10" office:value-type="float" office:value="1310.8" calcext:value-type="float">
            <text:p>1310.8</text:p>
          </table:table-cell>
          <table:table-cell table:style-name="ce4" table:formula="of:=[$Measurements.H5]/1000" office:value-type="float" office:value="5.437" calcext:value-type="float">
            <text:p>5.437</text:p>
          </table:table-cell>
          <table:table-cell table:style-name="ce4" table:formula="of:=[$Measurements.I5]" office:value-type="float" office:value="367957" calcext:value-type="float">
            <text:p>367957</text:p>
          </table:table-cell>
          <table:table-cell table:style-name="ce4" table:formula="of:=[$Measurements.J5]" office:value-type="float" office:value="71526" calcext:value-type="float">
            <text:p>71526</text:p>
          </table:table-cell>
          <table:table-cell table:style-name="ce4" table:formula="of:=[$Measurements.K5]/100" office:value-type="float" office:value="291.53" calcext:value-type="float">
            <text:p>291.53</text:p>
          </table:table-cell>
          <table:table-cell table:style-name="ce4" table:formula="of:=[$Measurements.L5]/100" office:value-type="float" office:value="413.54" calcext:value-type="float">
            <text:p>413.54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6]/100" office:value-type="float" office:value="299.36" calcext:value-type="float">
            <text:p>299.36</text:p>
          </table:table-cell>
          <table:table-cell table:style-name="ce4" table:formula="of:=[$Measurements.C6]/100" office:value-type="float" office:value="36.67" calcext:value-type="float">
            <text:p>36.67</text:p>
          </table:table-cell>
          <table:table-cell table:style-name="ce4" table:formula="of:=[$Measurements.D6]" office:value-type="float" office:value="157883" calcext:value-type="float">
            <text:p>157883</text:p>
          </table:table-cell>
          <table:table-cell table:style-name="ce4" table:formula="of:=[$Measurements.E6]/1000000" office:value-type="float" office:value="0.004948" calcext:value-type="float">
            <text:p>0.004948</text:p>
          </table:table-cell>
          <table:table-cell table:style-name="ce4" table:formula="of:=[$Measurements.F6]" office:value-type="float" office:value="102907" calcext:value-type="float">
            <text:p>102907</text:p>
          </table:table-cell>
          <table:table-cell table:style-name="ce4" table:formula="of:=[$Measurements.G6]/10" office:value-type="float" office:value="1288.2" calcext:value-type="float">
            <text:p>1288.2</text:p>
          </table:table-cell>
          <table:table-cell table:style-name="ce4" table:formula="of:=[$Measurements.H6]/1000" office:value-type="float" office:value="5.423" calcext:value-type="float">
            <text:p>5.423</text:p>
          </table:table-cell>
          <table:table-cell table:style-name="ce4" table:formula="of:=[$Measurements.I6]" office:value-type="float" office:value="475638" calcext:value-type="float">
            <text:p>475638</text:p>
          </table:table-cell>
          <table:table-cell table:style-name="ce4" table:formula="of:=[$Measurements.J6]" office:value-type="float" office:value="81599" calcext:value-type="float">
            <text:p>81599</text:p>
          </table:table-cell>
          <table:table-cell table:style-name="ce4" table:formula="of:=[$Measurements.K6]/100" office:value-type="float" office:value="271.97" calcext:value-type="float">
            <text:p>271.97</text:p>
          </table:table-cell>
          <table:table-cell table:style-name="ce4" table:formula="of:=[$Measurements.L6]/100" office:value-type="float" office:value="496.74" calcext:value-type="float">
            <text:p>496.74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7]/100" office:value-type="float" office:value="319.83" calcext:value-type="float">
            <text:p>319.83</text:p>
          </table:table-cell>
          <table:table-cell table:style-name="ce4" table:formula="of:=[$Measurements.C7]/100" office:value-type="float" office:value="37.86" calcext:value-type="float">
            <text:p>37.86</text:p>
          </table:table-cell>
          <table:table-cell table:style-name="ce4" table:formula="of:=[$Measurements.D7]" office:value-type="float" office:value="107816" calcext:value-type="float">
            <text:p>107816</text:p>
          </table:table-cell>
          <table:table-cell table:style-name="ce4" table:formula="of:=[$Measurements.E7]/1000000" office:value-type="float" office:value="0.004907" calcext:value-type="float">
            <text:p>0.004907</text:p>
          </table:table-cell>
          <table:table-cell table:style-name="ce4" table:formula="of:=[$Measurements.F7]" office:value-type="float" office:value="102228" calcext:value-type="float">
            <text:p>102228</text:p>
          </table:table-cell>
          <table:table-cell table:style-name="ce4" table:formula="of:=[$Measurements.G7]/10" office:value-type="float" office:value="1289.3" calcext:value-type="float">
            <text:p>1289.3</text:p>
          </table:table-cell>
          <table:table-cell table:style-name="ce4" table:formula="of:=[$Measurements.H7]/1000" office:value-type="float" office:value="5.689" calcext:value-type="float">
            <text:p>5.689</text:p>
          </table:table-cell>
          <table:table-cell table:style-name="ce4" table:formula="of:=[$Measurements.I7]" office:value-type="float" office:value="491882" calcext:value-type="float">
            <text:p>491882</text:p>
          </table:table-cell>
          <table:table-cell table:style-name="ce4" table:formula="of:=[$Measurements.J7]" office:value-type="float" office:value="78584" calcext:value-type="float">
            <text:p>78584</text:p>
          </table:table-cell>
          <table:table-cell table:style-name="ce4" table:formula="of:=[$Measurements.K7]/100" office:value-type="float" office:value="272.43" calcext:value-type="float">
            <text:p>272.43</text:p>
          </table:table-cell>
          <table:table-cell table:style-name="ce4" table:formula="of:=[$Measurements.L7]/100" office:value-type="float" office:value="467.45" calcext:value-type="float">
            <text:p>467.45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8]/100" office:value-type="float" office:value="284.62" calcext:value-type="float">
            <text:p>284.62</text:p>
          </table:table-cell>
          <table:table-cell table:style-name="ce4" table:formula="of:=[$Measurements.C8]/100" office:value-type="float" office:value="34.77" calcext:value-type="float">
            <text:p>34.77</text:p>
          </table:table-cell>
          <table:table-cell table:style-name="ce4" table:formula="of:=[$Measurements.D8]" office:value-type="float" office:value="100433" calcext:value-type="float">
            <text:p>100433</text:p>
          </table:table-cell>
          <table:table-cell table:style-name="ce4" table:formula="of:=[$Measurements.E8]/1000000" office:value-type="float" office:value="0.005128" calcext:value-type="float">
            <text:p>0.005128</text:p>
          </table:table-cell>
          <table:table-cell table:style-name="ce4" table:formula="of:=[$Measurements.F8]" office:value-type="float" office:value="97661" calcext:value-type="float">
            <text:p>97661</text:p>
          </table:table-cell>
          <table:table-cell table:style-name="ce4" table:formula="of:=[$Measurements.G8]/10" office:value-type="float" office:value="1289" calcext:value-type="float">
            <text:p>1289</text:p>
          </table:table-cell>
          <table:table-cell table:style-name="ce4" table:formula="of:=[$Measurements.H8]/1000" office:value-type="float" office:value="7.347" calcext:value-type="float">
            <text:p>7.347</text:p>
          </table:table-cell>
          <table:table-cell table:style-name="ce4" table:formula="of:=[$Measurements.I8]" office:value-type="float" office:value="456532" calcext:value-type="float">
            <text:p>456532</text:p>
          </table:table-cell>
          <table:table-cell table:style-name="ce4" table:formula="of:=[$Measurements.J8]" office:value-type="float" office:value="78560" calcext:value-type="float">
            <text:p>78560</text:p>
          </table:table-cell>
          <table:table-cell table:style-name="ce4" table:formula="of:=[$Measurements.K8]/100" office:value-type="float" office:value="396.35" calcext:value-type="float">
            <text:p>396.35</text:p>
          </table:table-cell>
          <table:table-cell table:style-name="ce4" table:formula="of:=[$Measurements.L8]/100" office:value-type="float" office:value="455.35" calcext:value-type="float">
            <text:p>455.35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9]/100" office:value-type="float" office:value="302" calcext:value-type="float">
            <text:p>302</text:p>
          </table:table-cell>
          <table:table-cell table:style-name="ce4" table:formula="of:=[$Measurements.C9]/100" office:value-type="float" office:value="41.53" calcext:value-type="float">
            <text:p>41.53</text:p>
          </table:table-cell>
          <table:table-cell table:style-name="ce4" table:formula="of:=[$Measurements.D9]" office:value-type="float" office:value="94618" calcext:value-type="float">
            <text:p>94618</text:p>
          </table:table-cell>
          <table:table-cell table:style-name="ce4" table:formula="of:=[$Measurements.E9]/1000000" office:value-type="float" office:value="0.005278" calcext:value-type="float">
            <text:p>0.005278</text:p>
          </table:table-cell>
          <table:table-cell table:style-name="ce4" table:formula="of:=[$Measurements.F9]" office:value-type="float" office:value="95807" calcext:value-type="float">
            <text:p>95807</text:p>
          </table:table-cell>
          <table:table-cell table:style-name="ce4" table:formula="of:=[$Measurements.G9]/10" office:value-type="float" office:value="1272.1" calcext:value-type="float">
            <text:p>1272.1</text:p>
          </table:table-cell>
          <table:table-cell table:style-name="ce4" table:formula="of:=[$Measurements.H9]/1000" office:value-type="float" office:value="8.228" calcext:value-type="float">
            <text:p>8.228</text:p>
          </table:table-cell>
          <table:table-cell table:style-name="ce4" table:formula="of:=[$Measurements.I9]" office:value-type="float" office:value="270423" calcext:value-type="float">
            <text:p>270423</text:p>
          </table:table-cell>
          <table:table-cell table:style-name="ce4" table:formula="of:=[$Measurements.J9]" office:value-type="float" office:value="74029" calcext:value-type="float">
            <text:p>74029</text:p>
          </table:table-cell>
          <table:table-cell table:style-name="ce4" table:formula="of:=[$Measurements.K9]/100" office:value-type="float" office:value="462.14" calcext:value-type="float">
            <text:p>462.14</text:p>
          </table:table-cell>
          <table:table-cell table:style-name="ce4" table:formula="of:=[$Measurements.L9]/100" office:value-type="float" office:value="452.69" calcext:value-type="float">
            <text:p>452.69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10]/100" office:value-type="float" office:value="318.69" calcext:value-type="float">
            <text:p>318.69</text:p>
          </table:table-cell>
          <table:table-cell table:style-name="ce4" table:formula="of:=[$Measurements.C10]/100" office:value-type="float" office:value="38.35" calcext:value-type="float">
            <text:p>38.35</text:p>
          </table:table-cell>
          <table:table-cell table:style-name="ce4" table:formula="of:=[$Measurements.D10]" office:value-type="float" office:value="94551" calcext:value-type="float">
            <text:p>94551</text:p>
          </table:table-cell>
          <table:table-cell table:style-name="ce4" table:formula="of:=[$Measurements.E10]/1000000" office:value-type="float" office:value="0.005023" calcext:value-type="float">
            <text:p>0.005023</text:p>
          </table:table-cell>
          <table:table-cell table:style-name="ce4" table:formula="of:=[$Measurements.F10]" office:value-type="float" office:value="102293" calcext:value-type="float">
            <text:p>102293</text:p>
          </table:table-cell>
          <table:table-cell table:style-name="ce4" table:formula="of:=[$Measurements.G10]/10" office:value-type="float" office:value="1295.8" calcext:value-type="float">
            <text:p>1295.8</text:p>
          </table:table-cell>
          <table:table-cell table:style-name="ce4" table:formula="of:=[$Measurements.H10]/1000" office:value-type="float" office:value="8.001" calcext:value-type="float">
            <text:p>8.001</text:p>
          </table:table-cell>
          <table:table-cell table:style-name="ce4" table:formula="of:=[$Measurements.I10]" office:value-type="float" office:value="257988" calcext:value-type="float">
            <text:p>257988</text:p>
          </table:table-cell>
          <table:table-cell table:style-name="ce4" table:formula="of:=[$Measurements.J10]" office:value-type="float" office:value="75128" calcext:value-type="float">
            <text:p>75128</text:p>
          </table:table-cell>
          <table:table-cell table:style-name="ce4" table:formula="of:=[$Measurements.K10]/100" office:value-type="float" office:value="453.54" calcext:value-type="float">
            <text:p>453.54</text:p>
          </table:table-cell>
          <table:table-cell table:style-name="ce4" table:formula="of:=[$Measurements.L10]/100" office:value-type="float" office:value="466.16" calcext:value-type="float">
            <text:p>466.16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11]/100" office:value-type="float" office:value="311.13" calcext:value-type="float">
            <text:p>311.13</text:p>
          </table:table-cell>
          <table:table-cell table:style-name="ce4" table:formula="of:=[$Measurements.C11]/100" office:value-type="float" office:value="38.27" calcext:value-type="float">
            <text:p>38.27</text:p>
          </table:table-cell>
          <table:table-cell table:style-name="ce4" table:formula="of:=[$Measurements.D11]" office:value-type="float" office:value="113557" calcext:value-type="float">
            <text:p>113557</text:p>
          </table:table-cell>
          <table:table-cell table:style-name="ce4" table:formula="of:=[$Measurements.E11]/1000000" office:value-type="float" office:value="0.004857" calcext:value-type="float">
            <text:p>0.004857</text:p>
          </table:table-cell>
          <table:table-cell table:style-name="ce4" table:formula="of:=[$Measurements.F11]" office:value-type="float" office:value="104951" calcext:value-type="float">
            <text:p>104951</text:p>
          </table:table-cell>
          <table:table-cell table:style-name="ce4" table:formula="of:=[$Measurements.G11]/10" office:value-type="float" office:value="1294.9" calcext:value-type="float">
            <text:p>1294.9</text:p>
          </table:table-cell>
          <table:table-cell table:style-name="ce4" table:formula="of:=[$Measurements.H11]/1000" office:value-type="float" office:value="8.026" calcext:value-type="float">
            <text:p>8.026</text:p>
          </table:table-cell>
          <table:table-cell table:style-name="ce4" table:formula="of:=[$Measurements.I11]" office:value-type="float" office:value="254766" calcext:value-type="float">
            <text:p>254766</text:p>
          </table:table-cell>
          <table:table-cell table:style-name="ce4" table:formula="of:=[$Measurements.J11]" office:value-type="float" office:value="78762" calcext:value-type="float">
            <text:p>78762</text:p>
          </table:table-cell>
          <table:table-cell table:style-name="ce4" table:formula="of:=[$Measurements.K11]/100" office:value-type="float" office:value="483.96" calcext:value-type="float">
            <text:p>483.96</text:p>
          </table:table-cell>
          <table:table-cell table:style-name="ce4" table:formula="of:=[$Measurements.L11]/100" office:value-type="float" office:value="488.8" calcext:value-type="float">
            <text:p>488.8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12]/100" office:value-type="float" office:value="309.73" calcext:value-type="float">
            <text:p>309.73</text:p>
          </table:table-cell>
          <table:table-cell table:style-name="ce4" table:formula="of:=[$Measurements.C12]/100" office:value-type="float" office:value="37.26" calcext:value-type="float">
            <text:p>37.26</text:p>
          </table:table-cell>
          <table:table-cell table:style-name="ce4" table:formula="of:=[$Measurements.D12]" office:value-type="float" office:value="96818" calcext:value-type="float">
            <text:p>96818</text:p>
          </table:table-cell>
          <table:table-cell table:style-name="ce4" table:formula="of:=[$Measurements.E12]/1000000" office:value-type="float" office:value="0.004739" calcext:value-type="float">
            <text:p>0.004739</text:p>
          </table:table-cell>
          <table:table-cell table:style-name="ce4" table:formula="of:=[$Measurements.F12]" office:value-type="float" office:value="103913" calcext:value-type="float">
            <text:p>103913</text:p>
          </table:table-cell>
          <table:table-cell table:style-name="ce4" table:formula="of:=[$Measurements.G12]/10" office:value-type="float" office:value="1282.7" calcext:value-type="float">
            <text:p>1282.7</text:p>
          </table:table-cell>
          <table:table-cell table:style-name="ce4" table:formula="of:=[$Measurements.H12]/1000" office:value-type="float" office:value="7.944" calcext:value-type="float">
            <text:p>7.944</text:p>
          </table:table-cell>
          <table:table-cell table:style-name="ce4" table:formula="of:=[$Measurements.I12]" office:value-type="float" office:value="259544" calcext:value-type="float">
            <text:p>259544</text:p>
          </table:table-cell>
          <table:table-cell table:style-name="ce4" table:formula="of:=[$Measurements.J12]" office:value-type="float" office:value="78018" calcext:value-type="float">
            <text:p>78018</text:p>
          </table:table-cell>
          <table:table-cell table:style-name="ce4" table:formula="of:=[$Measurements.K12]/100" office:value-type="float" office:value="471.55" calcext:value-type="float">
            <text:p>471.55</text:p>
          </table:table-cell>
          <table:table-cell table:style-name="ce4" table:formula="of:=[$Measurements.L12]/100" office:value-type="float" office:value="467.49" calcext:value-type="float">
            <text:p>467.49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13]/100" office:value-type="float" office:value="304.53" calcext:value-type="float">
            <text:p>304.53</text:p>
          </table:table-cell>
          <table:table-cell table:style-name="ce4" table:formula="of:=[$Measurements.C13]/100" office:value-type="float" office:value="41.51" calcext:value-type="float">
            <text:p>41.51</text:p>
          </table:table-cell>
          <table:table-cell table:style-name="ce4" table:formula="of:=[$Measurements.D13]" office:value-type="float" office:value="97566" calcext:value-type="float">
            <text:p>97566</text:p>
          </table:table-cell>
          <table:table-cell table:style-name="ce4" table:formula="of:=[$Measurements.E13]/1000000" office:value-type="float" office:value="0.004958" calcext:value-type="float">
            <text:p>0.004958</text:p>
          </table:table-cell>
          <table:table-cell table:style-name="ce4" table:formula="of:=[$Measurements.F13]" office:value-type="float" office:value="100573" calcext:value-type="float">
            <text:p>100573</text:p>
          </table:table-cell>
          <table:table-cell table:style-name="ce4" table:formula="of:=[$Measurements.G13]/10" office:value-type="float" office:value="1314.9" calcext:value-type="float">
            <text:p>1314.9</text:p>
          </table:table-cell>
          <table:table-cell table:style-name="ce4" table:formula="of:=[$Measurements.H13]/1000" office:value-type="float" office:value="7.904" calcext:value-type="float">
            <text:p>7.904</text:p>
          </table:table-cell>
          <table:table-cell table:style-name="ce4" table:formula="of:=[$Measurements.I13]" office:value-type="float" office:value="256665" calcext:value-type="float">
            <text:p>256665</text:p>
          </table:table-cell>
          <table:table-cell table:style-name="ce4" table:formula="of:=[$Measurements.J13]" office:value-type="float" office:value="78452" calcext:value-type="float">
            <text:p>78452</text:p>
          </table:table-cell>
          <table:table-cell table:style-name="ce4" table:formula="of:=[$Measurements.K13]/100" office:value-type="float" office:value="337.49" calcext:value-type="float">
            <text:p>337.49</text:p>
          </table:table-cell>
          <table:table-cell table:style-name="ce4" table:formula="of:=[$Measurements.L13]/100" office:value-type="float" office:value="294.23" calcext:value-type="float">
            <text:p>294.23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14]/100" office:value-type="float" office:value="307.36" calcext:value-type="float">
            <text:p>307.36</text:p>
          </table:table-cell>
          <table:table-cell table:style-name="ce4" table:formula="of:=[$Measurements.C14]/100" office:value-type="float" office:value="34.98" calcext:value-type="float">
            <text:p>34.98</text:p>
          </table:table-cell>
          <table:table-cell table:style-name="ce4" table:formula="of:=[$Measurements.D14]" office:value-type="float" office:value="97262" calcext:value-type="float">
            <text:p>97262</text:p>
          </table:table-cell>
          <table:table-cell table:style-name="ce4" table:formula="of:=[$Measurements.E14]/1000000" office:value-type="float" office:value="0.00497" calcext:value-type="float">
            <text:p>0.00497</text:p>
          </table:table-cell>
          <table:table-cell table:style-name="ce4" table:formula="of:=[$Measurements.F14]" office:value-type="float" office:value="103365" calcext:value-type="float">
            <text:p>103365</text:p>
          </table:table-cell>
          <table:table-cell table:style-name="ce4" table:formula="of:=[$Measurements.G14]/10" office:value-type="float" office:value="1259.6" calcext:value-type="float">
            <text:p>1259.6</text:p>
          </table:table-cell>
          <table:table-cell table:style-name="ce4" table:formula="of:=[$Measurements.H14]/1000" office:value-type="float" office:value="8.118" calcext:value-type="float">
            <text:p>8.118</text:p>
          </table:table-cell>
          <table:table-cell table:style-name="ce4" table:formula="of:=[$Measurements.I14]" office:value-type="float" office:value="258985" calcext:value-type="float">
            <text:p>258985</text:p>
          </table:table-cell>
          <table:table-cell table:style-name="ce4" table:formula="of:=[$Measurements.J14]" office:value-type="float" office:value="79887" calcext:value-type="float">
            <text:p>79887</text:p>
          </table:table-cell>
          <table:table-cell table:style-name="ce4" table:formula="of:=[$Measurements.K14]/100" office:value-type="float" office:value="315.41" calcext:value-type="float">
            <text:p>315.41</text:p>
          </table:table-cell>
          <table:table-cell table:style-name="ce4" table:formula="of:=[$Measurements.L14]/100" office:value-type="float" office:value="307.01" calcext:value-type="float">
            <text:p>307.01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15]/100" office:value-type="float" office:value="308.84" calcext:value-type="float">
            <text:p>308.84</text:p>
          </table:table-cell>
          <table:table-cell table:style-name="ce4" table:formula="of:=[$Measurements.C15]/100" office:value-type="float" office:value="39.46" calcext:value-type="float">
            <text:p>39.46</text:p>
          </table:table-cell>
          <table:table-cell table:style-name="ce4" table:formula="of:=[$Measurements.D15]" office:value-type="float" office:value="94509" calcext:value-type="float">
            <text:p>94509</text:p>
          </table:table-cell>
          <table:table-cell table:style-name="ce4" table:formula="of:=[$Measurements.E15]/1000000" office:value-type="float" office:value="0.004783" calcext:value-type="float">
            <text:p>0.004783</text:p>
          </table:table-cell>
          <table:table-cell table:style-name="ce4" table:formula="of:=[$Measurements.F15]" office:value-type="float" office:value="100642" calcext:value-type="float">
            <text:p>100642</text:p>
          </table:table-cell>
          <table:table-cell table:style-name="ce4" table:formula="of:=[$Measurements.G15]/10" office:value-type="float" office:value="1241" calcext:value-type="float">
            <text:p>1241</text:p>
          </table:table-cell>
          <table:table-cell table:style-name="ce4" table:formula="of:=[$Measurements.H15]/1000" office:value-type="float" office:value="7.883" calcext:value-type="float">
            <text:p>7.883</text:p>
          </table:table-cell>
          <table:table-cell table:style-name="ce4" table:formula="of:=[$Measurements.I15]" office:value-type="float" office:value="297808" calcext:value-type="float">
            <text:p>297808</text:p>
          </table:table-cell>
          <table:table-cell table:style-name="ce4" table:formula="of:=[$Measurements.J15]" office:value-type="float" office:value="80761" calcext:value-type="float">
            <text:p>80761</text:p>
          </table:table-cell>
          <table:table-cell table:style-name="ce4" table:formula="of:=[$Measurements.K15]/100" office:value-type="float" office:value="319.88" calcext:value-type="float">
            <text:p>319.88</text:p>
          </table:table-cell>
          <table:table-cell table:style-name="ce4" table:formula="of:=[$Measurements.L15]/100" office:value-type="float" office:value="312.87" calcext:value-type="float">
            <text:p>312.87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16]/100" office:value-type="float" office:value="285.39" calcext:value-type="float">
            <text:p>285.39</text:p>
          </table:table-cell>
          <table:table-cell table:style-name="ce4" table:formula="of:=[$Measurements.C16]/100" office:value-type="float" office:value="37.76" calcext:value-type="float">
            <text:p>37.76</text:p>
          </table:table-cell>
          <table:table-cell table:style-name="ce4" table:formula="of:=[$Measurements.D16]" office:value-type="float" office:value="94660" calcext:value-type="float">
            <text:p>94660</text:p>
          </table:table-cell>
          <table:table-cell table:style-name="ce4" table:formula="of:=[$Measurements.E16]/1000000" office:value-type="float" office:value="0.004643" calcext:value-type="float">
            <text:p>0.004643</text:p>
          </table:table-cell>
          <table:table-cell table:style-name="ce4" table:formula="of:=[$Measurements.F16]" office:value-type="float" office:value="96485" calcext:value-type="float">
            <text:p>96485</text:p>
          </table:table-cell>
          <table:table-cell table:style-name="ce4" table:formula="of:=[$Measurements.G16]/10" office:value-type="float" office:value="1264.4" calcext:value-type="float">
            <text:p>1264.4</text:p>
          </table:table-cell>
          <table:table-cell table:style-name="ce4" table:formula="of:=[$Measurements.H16]/1000" office:value-type="float" office:value="8.175" calcext:value-type="float">
            <text:p>8.175</text:p>
          </table:table-cell>
          <table:table-cell table:style-name="ce4" table:formula="of:=[$Measurements.I16]" office:value-type="float" office:value="344496" calcext:value-type="float">
            <text:p>344496</text:p>
          </table:table-cell>
          <table:table-cell table:style-name="ce4" table:formula="of:=[$Measurements.J16]" office:value-type="float" office:value="78396" calcext:value-type="float">
            <text:p>78396</text:p>
          </table:table-cell>
          <table:table-cell table:style-name="ce4" table:formula="of:=[$Measurements.K16]/100" office:value-type="float" office:value="320.92" calcext:value-type="float">
            <text:p>320.92</text:p>
          </table:table-cell>
          <table:table-cell table:style-name="ce4" table:formula="of:=[$Measurements.L16]/100" office:value-type="float" office:value="316.62" calcext:value-type="float">
            <text:p>316.62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17]/100" office:value-type="float" office:value="244.56" calcext:value-type="float">
            <text:p>244.56</text:p>
          </table:table-cell>
          <table:table-cell table:style-name="ce4" table:formula="of:=[$Measurements.C17]/100" office:value-type="float" office:value="40" calcext:value-type="float">
            <text:p>40</text:p>
          </table:table-cell>
          <table:table-cell table:style-name="ce4" table:formula="of:=[$Measurements.D17]" office:value-type="float" office:value="94683" calcext:value-type="float">
            <text:p>94683</text:p>
          </table:table-cell>
          <table:table-cell table:style-name="ce4" table:formula="of:=[$Measurements.E17]/1000000" office:value-type="float" office:value="0.005202" calcext:value-type="float">
            <text:p>0.005202</text:p>
          </table:table-cell>
          <table:table-cell table:style-name="ce4" table:formula="of:=[$Measurements.F17]" office:value-type="float" office:value="99228" calcext:value-type="float">
            <text:p>99228</text:p>
          </table:table-cell>
          <table:table-cell table:style-name="ce4" table:formula="of:=[$Measurements.G17]/10" office:value-type="float" office:value="1259" calcext:value-type="float">
            <text:p>1259</text:p>
          </table:table-cell>
          <table:table-cell table:style-name="ce4" table:formula="of:=[$Measurements.H17]/1000" office:value-type="float" office:value="8.339" calcext:value-type="float">
            <text:p>8.339</text:p>
          </table:table-cell>
          <table:table-cell table:style-name="ce4" table:formula="of:=[$Measurements.I17]" office:value-type="float" office:value="468067" calcext:value-type="float">
            <text:p>468067</text:p>
          </table:table-cell>
          <table:table-cell table:style-name="ce4" table:formula="of:=[$Measurements.J17]" office:value-type="float" office:value="81233" calcext:value-type="float">
            <text:p>81233</text:p>
          </table:table-cell>
          <table:table-cell table:style-name="ce4" table:formula="of:=[$Measurements.K17]/100" office:value-type="float" office:value="288.21" calcext:value-type="float">
            <text:p>288.21</text:p>
          </table:table-cell>
          <table:table-cell table:style-name="ce4" table:formula="of:=[$Measurements.L17]/100" office:value-type="float" office:value="305.57" calcext:value-type="float">
            <text:p>305.57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18]/100" office:value-type="float" office:value="281.76" calcext:value-type="float">
            <text:p>281.76</text:p>
          </table:table-cell>
          <table:table-cell table:style-name="ce4" table:formula="of:=[$Measurements.C18]/100" office:value-type="float" office:value="39.69" calcext:value-type="float">
            <text:p>39.69</text:p>
          </table:table-cell>
          <table:table-cell table:style-name="ce4" table:formula="of:=[$Measurements.D18]" office:value-type="float" office:value="104504" calcext:value-type="float">
            <text:p>104504</text:p>
          </table:table-cell>
          <table:table-cell table:style-name="ce4" table:formula="of:=[$Measurements.E18]/1000000" office:value-type="float" office:value="0.005179" calcext:value-type="float">
            <text:p>0.005179</text:p>
          </table:table-cell>
          <table:table-cell table:style-name="ce4" table:formula="of:=[$Measurements.F18]" office:value-type="float" office:value="103522" calcext:value-type="float">
            <text:p>103522</text:p>
          </table:table-cell>
          <table:table-cell table:style-name="ce4" table:formula="of:=[$Measurements.G18]/10" office:value-type="float" office:value="1329.1" calcext:value-type="float">
            <text:p>1329.1</text:p>
          </table:table-cell>
          <table:table-cell table:style-name="ce4" table:formula="of:=[$Measurements.H18]/1000" office:value-type="float" office:value="8.275" calcext:value-type="float">
            <text:p>8.275</text:p>
          </table:table-cell>
          <table:table-cell table:style-name="ce4" table:formula="of:=[$Measurements.I18]" office:value-type="float" office:value="464795" calcext:value-type="float">
            <text:p>464795</text:p>
          </table:table-cell>
          <table:table-cell table:style-name="ce4" table:formula="of:=[$Measurements.J18]" office:value-type="float" office:value="74037" calcext:value-type="float">
            <text:p>74037</text:p>
          </table:table-cell>
          <table:table-cell table:style-name="ce4" table:formula="of:=[$Measurements.K18]/100" office:value-type="float" office:value="271.74" calcext:value-type="float">
            <text:p>271.74</text:p>
          </table:table-cell>
          <table:table-cell table:style-name="ce4" table:formula="of:=[$Measurements.L18]/100" office:value-type="float" office:value="312.38" calcext:value-type="float">
            <text:p>312.38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19]/100" office:value-type="float" office:value="294.28" calcext:value-type="float">
            <text:p>294.28</text:p>
          </table:table-cell>
          <table:table-cell table:style-name="ce4" table:formula="of:=[$Measurements.C19]/100" office:value-type="float" office:value="37.53" calcext:value-type="float">
            <text:p>37.53</text:p>
          </table:table-cell>
          <table:table-cell table:style-name="ce4" table:formula="of:=[$Measurements.D19]" office:value-type="float" office:value="107973" calcext:value-type="float">
            <text:p>107973</text:p>
          </table:table-cell>
          <table:table-cell table:style-name="ce4" table:formula="of:=[$Measurements.E19]/1000000" office:value-type="float" office:value="0.004948" calcext:value-type="float">
            <text:p>0.004948</text:p>
          </table:table-cell>
          <table:table-cell table:style-name="ce4" table:formula="of:=[$Measurements.F19]" office:value-type="float" office:value="103031" calcext:value-type="float">
            <text:p>103031</text:p>
          </table:table-cell>
          <table:table-cell table:style-name="ce4" table:formula="of:=[$Measurements.G19]/10" office:value-type="float" office:value="1274" calcext:value-type="float">
            <text:p>1274</text:p>
          </table:table-cell>
          <table:table-cell table:style-name="ce4" table:formula="of:=[$Measurements.H19]/1000" office:value-type="float" office:value="8.298" calcext:value-type="float">
            <text:p>8.298</text:p>
          </table:table-cell>
          <table:table-cell table:style-name="ce4" table:formula="of:=[$Measurements.I19]" office:value-type="float" office:value="453070" calcext:value-type="float">
            <text:p>453070</text:p>
          </table:table-cell>
          <table:table-cell table:style-name="ce4" table:formula="of:=[$Measurements.J19]" office:value-type="float" office:value="82169" calcext:value-type="float">
            <text:p>82169</text:p>
          </table:table-cell>
          <table:table-cell table:style-name="ce4" table:formula="of:=[$Measurements.K19]/100" office:value-type="float" office:value="271.46" calcext:value-type="float">
            <text:p>271.46</text:p>
          </table:table-cell>
          <table:table-cell table:style-name="ce4" table:formula="of:=[$Measurements.L19]/100" office:value-type="float" office:value="317.26" calcext:value-type="float">
            <text:p>317.26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20]/100" office:value-type="float" office:value="316.8" calcext:value-type="float">
            <text:p>316.8</text:p>
          </table:table-cell>
          <table:table-cell table:style-name="ce4" table:formula="of:=[$Measurements.C20]/100" office:value-type="float" office:value="44.54" calcext:value-type="float">
            <text:p>44.54</text:p>
          </table:table-cell>
          <table:table-cell table:style-name="ce4" table:formula="of:=[$Measurements.D20]" office:value-type="float" office:value="99653" calcext:value-type="float">
            <text:p>99653</text:p>
          </table:table-cell>
          <table:table-cell table:style-name="ce4" table:formula="of:=[$Measurements.E20]/1000000" office:value-type="float" office:value="0.004992" calcext:value-type="float">
            <text:p>0.004992</text:p>
          </table:table-cell>
          <table:table-cell table:style-name="ce4" table:formula="of:=[$Measurements.F20]" office:value-type="float" office:value="101546" calcext:value-type="float">
            <text:p>101546</text:p>
          </table:table-cell>
          <table:table-cell table:style-name="ce4" table:formula="of:=[$Measurements.G20]/10" office:value-type="float" office:value="1295.5" calcext:value-type="float">
            <text:p>1295.5</text:p>
          </table:table-cell>
          <table:table-cell table:style-name="ce4" table:formula="of:=[$Measurements.H20]/1000" office:value-type="float" office:value="8.956" calcext:value-type="float">
            <text:p>8.956</text:p>
          </table:table-cell>
          <table:table-cell table:style-name="ce4" table:formula="of:=[$Measurements.I20]" office:value-type="float" office:value="473191" calcext:value-type="float">
            <text:p>473191</text:p>
          </table:table-cell>
          <table:table-cell table:style-name="ce4" table:formula="of:=[$Measurements.J20]" office:value-type="float" office:value="91023" calcext:value-type="float">
            <text:p>91023</text:p>
          </table:table-cell>
          <table:table-cell table:style-name="ce4" table:formula="of:=[$Measurements.K20]/100" office:value-type="float" office:value="271.58" calcext:value-type="float">
            <text:p>271.58</text:p>
          </table:table-cell>
          <table:table-cell table:style-name="ce4" table:formula="of:=[$Measurements.L20]/100" office:value-type="float" office:value="305.93" calcext:value-type="float">
            <text:p>305.93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21]/100" office:value-type="float" office:value="301.75" calcext:value-type="float">
            <text:p>301.75</text:p>
          </table:table-cell>
          <table:table-cell table:style-name="ce4" table:formula="of:=[$Measurements.C21]/100" office:value-type="float" office:value="43.61" calcext:value-type="float">
            <text:p>43.61</text:p>
          </table:table-cell>
          <table:table-cell table:style-name="ce4" table:formula="of:=[$Measurements.D21]" office:value-type="float" office:value="94860" calcext:value-type="float">
            <text:p>94860</text:p>
          </table:table-cell>
          <table:table-cell table:style-name="ce4" table:formula="of:=[$Measurements.E21]/1000000" office:value-type="float" office:value="0.00492" calcext:value-type="float">
            <text:p>0.00492</text:p>
          </table:table-cell>
          <table:table-cell table:style-name="ce4" table:formula="of:=[$Measurements.F21]" office:value-type="float" office:value="179579" calcext:value-type="float">
            <text:p>179579</text:p>
          </table:table-cell>
          <table:table-cell table:style-name="ce4" table:formula="of:=[$Measurements.G21]/10" office:value-type="float" office:value="1281.3" calcext:value-type="float">
            <text:p>1281.3</text:p>
          </table:table-cell>
          <table:table-cell table:style-name="ce4" table:formula="of:=[$Measurements.H21]/1000" office:value-type="float" office:value="8.289" calcext:value-type="float">
            <text:p>8.289</text:p>
          </table:table-cell>
          <table:table-cell table:style-name="ce4" table:formula="of:=[$Measurements.I21]" office:value-type="float" office:value="451403" calcext:value-type="float">
            <text:p>451403</text:p>
          </table:table-cell>
          <table:table-cell table:style-name="ce4" table:formula="of:=[$Measurements.J21]" office:value-type="float" office:value="71486" calcext:value-type="float">
            <text:p>71486</text:p>
          </table:table-cell>
          <table:table-cell table:style-name="ce4" table:formula="of:=[$Measurements.K21]/100" office:value-type="float" office:value="271.5" calcext:value-type="float">
            <text:p>271.5</text:p>
          </table:table-cell>
          <table:table-cell table:style-name="ce4" table:formula="of:=[$Measurements.L21]/100" office:value-type="float" office:value="298.99" calcext:value-type="float">
            <text:p>298.99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22]/100" office:value-type="float" office:value="293.99" calcext:value-type="float">
            <text:p>293.99</text:p>
          </table:table-cell>
          <table:table-cell table:style-name="ce4" table:formula="of:=[$Measurements.C22]/100" office:value-type="float" office:value="44.92" calcext:value-type="float">
            <text:p>44.92</text:p>
          </table:table-cell>
          <table:table-cell table:style-name="ce4" table:formula="of:=[$Measurements.D22]" office:value-type="float" office:value="110331" calcext:value-type="float">
            <text:p>110331</text:p>
          </table:table-cell>
          <table:table-cell table:style-name="ce4" table:formula="of:=[$Measurements.E22]/1000000" office:value-type="float" office:value="0.004968" calcext:value-type="float">
            <text:p>0.004968</text:p>
          </table:table-cell>
          <table:table-cell table:style-name="ce4" table:formula="of:=[$Measurements.F22]" office:value-type="float" office:value="190375" calcext:value-type="float">
            <text:p>190375</text:p>
          </table:table-cell>
          <table:table-cell table:style-name="ce4" table:formula="of:=[$Measurements.G22]/10" office:value-type="float" office:value="1301.6" calcext:value-type="float">
            <text:p>1301.6</text:p>
          </table:table-cell>
          <table:table-cell table:style-name="ce4" table:formula="of:=[$Measurements.H22]/1000" office:value-type="float" office:value="8.329" calcext:value-type="float">
            <text:p>8.329</text:p>
          </table:table-cell>
          <table:table-cell table:style-name="ce4" table:formula="of:=[$Measurements.I22]" office:value-type="float" office:value="297463" calcext:value-type="float">
            <text:p>297463</text:p>
          </table:table-cell>
          <table:table-cell table:style-name="ce4" table:formula="of:=[$Measurements.J22]" office:value-type="float" office:value="76203" calcext:value-type="float">
            <text:p>76203</text:p>
          </table:table-cell>
          <table:table-cell table:style-name="ce4" table:formula="of:=[$Measurements.K22]/100" office:value-type="float" office:value="270.22" calcext:value-type="float">
            <text:p>270.22</text:p>
          </table:table-cell>
          <table:table-cell table:style-name="ce4" table:formula="of:=[$Measurements.L22]/100" office:value-type="float" office:value="301.03" calcext:value-type="float">
            <text:p>301.03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23]/100" office:value-type="float" office:value="292.47" calcext:value-type="float">
            <text:p>292.47</text:p>
          </table:table-cell>
          <table:table-cell table:style-name="ce4" table:formula="of:=[$Measurements.C23]/100" office:value-type="float" office:value="42.73" calcext:value-type="float">
            <text:p>42.73</text:p>
          </table:table-cell>
          <table:table-cell table:style-name="ce4" table:formula="of:=[$Measurements.D23]" office:value-type="float" office:value="126051" calcext:value-type="float">
            <text:p>126051</text:p>
          </table:table-cell>
          <table:table-cell table:style-name="ce4" table:formula="of:=[$Measurements.E23]/1000000" office:value-type="float" office:value="0.00479" calcext:value-type="float">
            <text:p>0.00479</text:p>
          </table:table-cell>
          <table:table-cell table:style-name="ce4" table:formula="of:=[$Measurements.F23]" office:value-type="float" office:value="192440" calcext:value-type="float">
            <text:p>192440</text:p>
          </table:table-cell>
          <table:table-cell table:style-name="ce4" table:formula="of:=[$Measurements.G23]/10" office:value-type="float" office:value="1409.4" calcext:value-type="float">
            <text:p>1409.4</text:p>
          </table:table-cell>
          <table:table-cell table:style-name="ce4" table:formula="of:=[$Measurements.H23]/1000" office:value-type="float" office:value="8.11" calcext:value-type="float">
            <text:p>8.11</text:p>
          </table:table-cell>
          <table:table-cell table:style-name="ce4" table:formula="of:=[$Measurements.I23]" office:value-type="float" office:value="256584" calcext:value-type="float">
            <text:p>256584</text:p>
          </table:table-cell>
          <table:table-cell table:style-name="ce4" table:formula="of:=[$Measurements.J23]" office:value-type="float" office:value="76784" calcext:value-type="float">
            <text:p>76784</text:p>
          </table:table-cell>
          <table:table-cell table:style-name="ce4" table:formula="of:=[$Measurements.K23]/100" office:value-type="float" office:value="269.86" calcext:value-type="float">
            <text:p>269.86</text:p>
          </table:table-cell>
          <table:table-cell table:style-name="ce4" table:formula="of:=[$Measurements.L23]/100" office:value-type="float" office:value="277.4" calcext:value-type="float">
            <text:p>277.4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24]/100" office:value-type="float" office:value="288.45" calcext:value-type="float">
            <text:p>288.45</text:p>
          </table:table-cell>
          <table:table-cell table:style-name="ce4" table:formula="of:=[$Measurements.C24]/100" office:value-type="float" office:value="45.85" calcext:value-type="float">
            <text:p>45.85</text:p>
          </table:table-cell>
          <table:table-cell table:style-name="ce4" table:formula="of:=[$Measurements.D24]" office:value-type="float" office:value="100523" calcext:value-type="float">
            <text:p>100523</text:p>
          </table:table-cell>
          <table:table-cell table:style-name="ce4" table:formula="of:=[$Measurements.E24]/1000000" office:value-type="float" office:value="0.004895" calcext:value-type="float">
            <text:p>0.004895</text:p>
          </table:table-cell>
          <table:table-cell table:style-name="ce4" table:formula="of:=[$Measurements.F24]" office:value-type="float" office:value="196168" calcext:value-type="float">
            <text:p>196168</text:p>
          </table:table-cell>
          <table:table-cell table:style-name="ce4" table:formula="of:=[$Measurements.G24]/10" office:value-type="float" office:value="1294.9" calcext:value-type="float">
            <text:p>1294.9</text:p>
          </table:table-cell>
          <table:table-cell table:style-name="ce4" table:formula="of:=[$Measurements.H24]/1000" office:value-type="float" office:value="8.517" calcext:value-type="float">
            <text:p>8.517</text:p>
          </table:table-cell>
          <table:table-cell table:style-name="ce4" table:formula="of:=[$Measurements.I24]" office:value-type="float" office:value="250073" calcext:value-type="float">
            <text:p>250073</text:p>
          </table:table-cell>
          <table:table-cell table:style-name="ce4" table:formula="of:=[$Measurements.J24]" office:value-type="float" office:value="80285" calcext:value-type="float">
            <text:p>80285</text:p>
          </table:table-cell>
          <table:table-cell table:style-name="ce4" table:formula="of:=[$Measurements.K24]/100" office:value-type="float" office:value="273.02" calcext:value-type="float">
            <text:p>273.02</text:p>
          </table:table-cell>
          <table:table-cell table:style-name="ce4" table:formula="of:=[$Measurements.L24]/100" office:value-type="float" office:value="247.31" calcext:value-type="float">
            <text:p>247.31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25]/100" office:value-type="float" office:value="300.48" calcext:value-type="float">
            <text:p>300.48</text:p>
          </table:table-cell>
          <table:table-cell table:style-name="ce4" table:formula="of:=[$Measurements.C25]/100" office:value-type="float" office:value="43.24" calcext:value-type="float">
            <text:p>43.24</text:p>
          </table:table-cell>
          <table:table-cell table:style-name="ce4" table:formula="of:=[$Measurements.D25]" office:value-type="float" office:value="108056" calcext:value-type="float">
            <text:p>108056</text:p>
          </table:table-cell>
          <table:table-cell table:style-name="ce4" table:formula="of:=[$Measurements.E25]/1000000" office:value-type="float" office:value="0.004878" calcext:value-type="float">
            <text:p>0.004878</text:p>
          </table:table-cell>
          <table:table-cell table:style-name="ce4" table:formula="of:=[$Measurements.F25]" office:value-type="float" office:value="189681" calcext:value-type="float">
            <text:p>189681</text:p>
          </table:table-cell>
          <table:table-cell table:style-name="ce4" table:formula="of:=[$Measurements.G25]/10" office:value-type="float" office:value="1276.6" calcext:value-type="float">
            <text:p>1276.6</text:p>
          </table:table-cell>
          <table:table-cell table:style-name="ce4" table:formula="of:=[$Measurements.H25]/1000" office:value-type="float" office:value="8.424" calcext:value-type="float">
            <text:p>8.424</text:p>
          </table:table-cell>
          <table:table-cell table:style-name="ce4" table:formula="of:=[$Measurements.I25]" office:value-type="float" office:value="238677" calcext:value-type="float">
            <text:p>238677</text:p>
          </table:table-cell>
          <table:table-cell table:style-name="ce4" table:formula="of:=[$Measurements.J25]" office:value-type="float" office:value="78436" calcext:value-type="float">
            <text:p>78436</text:p>
          </table:table-cell>
          <table:table-cell table:style-name="ce4" table:formula="of:=[$Measurements.K25]/100" office:value-type="float" office:value="276.56" calcext:value-type="float">
            <text:p>276.56</text:p>
          </table:table-cell>
          <table:table-cell table:style-name="ce4" table:formula="of:=[$Measurements.L25]/100" office:value-type="float" office:value="240.73" calcext:value-type="float">
            <text:p>240.73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26]/100" office:value-type="float" office:value="293.54" calcext:value-type="float">
            <text:p>293.54</text:p>
          </table:table-cell>
          <table:table-cell table:style-name="ce4" table:formula="of:=[$Measurements.C26]/100" office:value-type="float" office:value="43.14" calcext:value-type="float">
            <text:p>43.14</text:p>
          </table:table-cell>
          <table:table-cell table:style-name="ce4" table:formula="of:=[$Measurements.D26]" office:value-type="float" office:value="102003" calcext:value-type="float">
            <text:p>102003</text:p>
          </table:table-cell>
          <table:table-cell table:style-name="ce4" table:formula="of:=[$Measurements.E26]/1000000" office:value-type="float" office:value="0.005114" calcext:value-type="float">
            <text:p>0.005114</text:p>
          </table:table-cell>
          <table:table-cell table:style-name="ce4" table:formula="of:=[$Measurements.F26]" office:value-type="float" office:value="146343" calcext:value-type="float">
            <text:p>146343</text:p>
          </table:table-cell>
          <table:table-cell table:style-name="ce4" table:formula="of:=[$Measurements.G26]/10" office:value-type="float" office:value="1261.6" calcext:value-type="float">
            <text:p>1261.6</text:p>
          </table:table-cell>
          <table:table-cell table:style-name="ce4" table:formula="of:=[$Measurements.H26]/1000" office:value-type="float" office:value="8.51" calcext:value-type="float">
            <text:p>8.51</text:p>
          </table:table-cell>
          <table:table-cell table:style-name="ce4" table:formula="of:=[$Measurements.I26]" office:value-type="float" office:value="238486" calcext:value-type="float">
            <text:p>238486</text:p>
          </table:table-cell>
          <table:table-cell table:style-name="ce4" table:formula="of:=[$Measurements.J26]" office:value-type="float" office:value="75911" calcext:value-type="float">
            <text:p>75911</text:p>
          </table:table-cell>
          <table:table-cell table:style-name="ce4" table:formula="of:=[$Measurements.K26]/100" office:value-type="float" office:value="278.12" calcext:value-type="float">
            <text:p>278.12</text:p>
          </table:table-cell>
          <table:table-cell table:style-name="ce4" table:formula="of:=[$Measurements.L26]/100" office:value-type="float" office:value="242.44" calcext:value-type="float">
            <text:p>242.44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27]/100" office:value-type="float" office:value="297.69" calcext:value-type="float">
            <text:p>297.69</text:p>
          </table:table-cell>
          <table:table-cell table:style-name="ce4" table:formula="of:=[$Measurements.C27]/100" office:value-type="float" office:value="42.41" calcext:value-type="float">
            <text:p>42.41</text:p>
          </table:table-cell>
          <table:table-cell table:style-name="ce4" table:formula="of:=[$Measurements.D27]" office:value-type="float" office:value="187256" calcext:value-type="float">
            <text:p>187256</text:p>
          </table:table-cell>
          <table:table-cell table:style-name="ce4" table:formula="of:=[$Measurements.E27]/1000000" office:value-type="float" office:value="0.004932" calcext:value-type="float">
            <text:p>0.004932</text:p>
          </table:table-cell>
          <table:table-cell table:style-name="ce4" table:formula="of:=[$Measurements.F27]" office:value-type="float" office:value="100137" calcext:value-type="float">
            <text:p>100137</text:p>
          </table:table-cell>
          <table:table-cell table:style-name="ce4" table:formula="of:=[$Measurements.G27]/10" office:value-type="float" office:value="1280.8" calcext:value-type="float">
            <text:p>1280.8</text:p>
          </table:table-cell>
          <table:table-cell table:style-name="ce4" table:formula="of:=[$Measurements.H27]/1000" office:value-type="float" office:value="8.482" calcext:value-type="float">
            <text:p>8.482</text:p>
          </table:table-cell>
          <table:table-cell table:style-name="ce4" table:formula="of:=[$Measurements.I27]" office:value-type="float" office:value="237357" calcext:value-type="float">
            <text:p>237357</text:p>
          </table:table-cell>
          <table:table-cell table:style-name="ce4" table:formula="of:=[$Measurements.J27]" office:value-type="float" office:value="78907" calcext:value-type="float">
            <text:p>78907</text:p>
          </table:table-cell>
          <table:table-cell table:style-name="ce4" table:formula="of:=[$Measurements.K27]/100" office:value-type="float" office:value="288.15" calcext:value-type="float">
            <text:p>288.15</text:p>
          </table:table-cell>
          <table:table-cell table:style-name="ce4" table:formula="of:=[$Measurements.L27]/100" office:value-type="float" office:value="252.63" calcext:value-type="float">
            <text:p>252.63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28]/100" office:value-type="float" office:value="279.25" calcext:value-type="float">
            <text:p>279.25</text:p>
          </table:table-cell>
          <table:table-cell table:style-name="ce4" table:formula="of:=[$Measurements.C28]/100" office:value-type="float" office:value="42" calcext:value-type="float">
            <text:p>42</text:p>
          </table:table-cell>
          <table:table-cell table:style-name="ce4" table:formula="of:=[$Measurements.D28]" office:value-type="float" office:value="186261" calcext:value-type="float">
            <text:p>186261</text:p>
          </table:table-cell>
          <table:table-cell table:style-name="ce4" table:formula="of:=[$Measurements.E28]/1000000" office:value-type="float" office:value="0.004778" calcext:value-type="float">
            <text:p>0.004778</text:p>
          </table:table-cell>
          <table:table-cell table:style-name="ce4" table:formula="of:=[$Measurements.F28]" office:value-type="float" office:value="98614" calcext:value-type="float">
            <text:p>98614</text:p>
          </table:table-cell>
          <table:table-cell table:style-name="ce4" table:formula="of:=[$Measurements.G28]/10" office:value-type="float" office:value="1281" calcext:value-type="float">
            <text:p>1281</text:p>
          </table:table-cell>
          <table:table-cell table:style-name="ce4" table:formula="of:=[$Measurements.H28]/1000" office:value-type="float" office:value="8.847" calcext:value-type="float">
            <text:p>8.847</text:p>
          </table:table-cell>
          <table:table-cell table:style-name="ce4" table:formula="of:=[$Measurements.I28]" office:value-type="float" office:value="238073" calcext:value-type="float">
            <text:p>238073</text:p>
          </table:table-cell>
          <table:table-cell table:style-name="ce4" table:formula="of:=[$Measurements.J28]" office:value-type="float" office:value="76147" calcext:value-type="float">
            <text:p>76147</text:p>
          </table:table-cell>
          <table:table-cell table:style-name="ce4" table:formula="of:=[$Measurements.K28]/100" office:value-type="float" office:value="270.48" calcext:value-type="float">
            <text:p>270.48</text:p>
          </table:table-cell>
          <table:table-cell table:style-name="ce4" table:formula="of:=[$Measurements.L28]/100" office:value-type="float" office:value="261.07" calcext:value-type="float">
            <text:p>261.07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29]/100" office:value-type="float" office:value="212.87" calcext:value-type="float">
            <text:p>212.87</text:p>
          </table:table-cell>
          <table:table-cell table:style-name="ce4" table:formula="of:=[$Measurements.C29]/100" office:value-type="float" office:value="35.79" calcext:value-type="float">
            <text:p>35.79</text:p>
          </table:table-cell>
          <table:table-cell table:style-name="ce4" table:formula="of:=[$Measurements.D29]" office:value-type="float" office:value="191510" calcext:value-type="float">
            <text:p>191510</text:p>
          </table:table-cell>
          <table:table-cell table:style-name="ce4" table:formula="of:=[$Measurements.E29]/1000000" office:value-type="float" office:value="0.004828" calcext:value-type="float">
            <text:p>0.004828</text:p>
          </table:table-cell>
          <table:table-cell table:style-name="ce4" table:formula="of:=[$Measurements.F29]" office:value-type="float" office:value="103178" calcext:value-type="float">
            <text:p>103178</text:p>
          </table:table-cell>
          <table:table-cell table:style-name="ce4" table:formula="of:=[$Measurements.G29]/10" office:value-type="float" office:value="1260.7" calcext:value-type="float">
            <text:p>1260.7</text:p>
          </table:table-cell>
          <table:table-cell table:style-name="ce4" table:formula="of:=[$Measurements.H29]/1000" office:value-type="float" office:value="8.158" calcext:value-type="float">
            <text:p>8.158</text:p>
          </table:table-cell>
          <table:table-cell table:style-name="ce4" table:formula="of:=[$Measurements.I29]" office:value-type="float" office:value="237190" calcext:value-type="float">
            <text:p>237190</text:p>
          </table:table-cell>
          <table:table-cell table:style-name="ce4" table:formula="of:=[$Measurements.J29]" office:value-type="float" office:value="79160" calcext:value-type="float">
            <text:p>79160</text:p>
          </table:table-cell>
          <table:table-cell table:style-name="ce4" table:formula="of:=[$Measurements.K29]/100" office:value-type="float" office:value="270.03" calcext:value-type="float">
            <text:p>270.03</text:p>
          </table:table-cell>
          <table:table-cell table:style-name="ce4" table:formula="of:=[$Measurements.L29]/100" office:value-type="float" office:value="240.12" calcext:value-type="float">
            <text:p>240.12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30]/100" office:value-type="float" office:value="270.64" calcext:value-type="float">
            <text:p>270.64</text:p>
          </table:table-cell>
          <table:table-cell table:style-name="ce4" table:formula="of:=[$Measurements.C30]/100" office:value-type="float" office:value="39.07" calcext:value-type="float">
            <text:p>39.07</text:p>
          </table:table-cell>
          <table:table-cell table:style-name="ce4" table:formula="of:=[$Measurements.D30]" office:value-type="float" office:value="192755" calcext:value-type="float">
            <text:p>192755</text:p>
          </table:table-cell>
          <table:table-cell table:style-name="ce4" table:formula="of:=[$Measurements.E30]/1000000" office:value-type="float" office:value="0.00508" calcext:value-type="float">
            <text:p>0.00508</text:p>
          </table:table-cell>
          <table:table-cell table:style-name="ce4" table:formula="of:=[$Measurements.F30]" office:value-type="float" office:value="103662" calcext:value-type="float">
            <text:p>103662</text:p>
          </table:table-cell>
          <table:table-cell table:style-name="ce4" table:formula="of:=[$Measurements.G30]/10" office:value-type="float" office:value="1236.9" calcext:value-type="float">
            <text:p>1236.9</text:p>
          </table:table-cell>
          <table:table-cell table:style-name="ce4" table:formula="of:=[$Measurements.H30]/1000" office:value-type="float" office:value="8.652" calcext:value-type="float">
            <text:p>8.652</text:p>
          </table:table-cell>
          <table:table-cell table:style-name="ce4" table:formula="of:=[$Measurements.I30]" office:value-type="float" office:value="238239" calcext:value-type="float">
            <text:p>238239</text:p>
          </table:table-cell>
          <table:table-cell table:style-name="ce4" table:formula="of:=[$Measurements.J30]" office:value-type="float" office:value="80220" calcext:value-type="float">
            <text:p>80220</text:p>
          </table:table-cell>
          <table:table-cell table:style-name="ce4" table:formula="of:=[$Measurements.K30]/100" office:value-type="float" office:value="286.75" calcext:value-type="float">
            <text:p>286.75</text:p>
          </table:table-cell>
          <table:table-cell table:style-name="ce4" table:formula="of:=[$Measurements.L30]/100" office:value-type="float" office:value="241.39" calcext:value-type="float">
            <text:p>241.39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31]/100" office:value-type="float" office:value="308.52" calcext:value-type="float">
            <text:p>308.52</text:p>
          </table:table-cell>
          <table:table-cell table:style-name="ce4" table:formula="of:=[$Measurements.C31]/100" office:value-type="float" office:value="41.92" calcext:value-type="float">
            <text:p>41.92</text:p>
          </table:table-cell>
          <table:table-cell table:style-name="ce4" table:formula="of:=[$Measurements.D31]" office:value-type="float" office:value="188818" calcext:value-type="float">
            <text:p>188818</text:p>
          </table:table-cell>
          <table:table-cell table:style-name="ce4" table:formula="of:=[$Measurements.E31]/1000000" office:value-type="float" office:value="0.005245" calcext:value-type="float">
            <text:p>0.005245</text:p>
          </table:table-cell>
          <table:table-cell table:style-name="ce4" table:formula="of:=[$Measurements.F31]" office:value-type="float" office:value="108828" calcext:value-type="float">
            <text:p>108828</text:p>
          </table:table-cell>
          <table:table-cell table:style-name="ce4" table:formula="of:=[$Measurements.G31]/10" office:value-type="float" office:value="1251.3" calcext:value-type="float">
            <text:p>1251.3</text:p>
          </table:table-cell>
          <table:table-cell table:style-name="ce4" table:formula="of:=[$Measurements.H31]/1000" office:value-type="float" office:value="8.956" calcext:value-type="float">
            <text:p>8.956</text:p>
          </table:table-cell>
          <table:table-cell table:style-name="ce4" table:formula="of:=[$Measurements.I31]" office:value-type="float" office:value="237714" calcext:value-type="float">
            <text:p>237714</text:p>
          </table:table-cell>
          <table:table-cell table:style-name="ce4" table:formula="of:=[$Measurements.J31]" office:value-type="float" office:value="76167" calcext:value-type="float">
            <text:p>76167</text:p>
          </table:table-cell>
          <table:table-cell table:style-name="ce4" table:formula="of:=[$Measurements.K31]/100" office:value-type="float" office:value="484.63" calcext:value-type="float">
            <text:p>484.63</text:p>
          </table:table-cell>
          <table:table-cell table:style-name="ce4" table:formula="of:=[$Measurements.L31]/100" office:value-type="float" office:value="240.38" calcext:value-type="float">
            <text:p>240.38</text:p>
          </table:table-cell>
          <table:table-cell table:number-columns-repeated="1012"/>
        </table:table-row>
        <table:table-row table:style-name="ro1">
          <table:table-cell/>
          <table:table-cell table:style-name="ce4" table:formula="of:=[$Measurements.B32]/100" office:value-type="float" office:value="268.91" calcext:value-type="float">
            <text:p>268.91</text:p>
          </table:table-cell>
          <table:table-cell table:style-name="ce4" table:formula="of:=[$Measurements.C32]/100" office:value-type="float" office:value="42.62" calcext:value-type="float">
            <text:p>42.62</text:p>
          </table:table-cell>
          <table:table-cell table:style-name="ce4" table:formula="of:=[$Measurements.D32]" office:value-type="float" office:value="196460" calcext:value-type="float">
            <text:p>196460</text:p>
          </table:table-cell>
          <table:table-cell table:style-name="ce4" table:formula="of:=[$Measurements.E32]/1000000" office:value-type="float" office:value="0.005278" calcext:value-type="float">
            <text:p>0.005278</text:p>
          </table:table-cell>
          <table:table-cell table:style-name="ce4" table:formula="of:=[$Measurements.F32]" office:value-type="float" office:value="106830" calcext:value-type="float">
            <text:p>106830</text:p>
          </table:table-cell>
          <table:table-cell table:style-name="ce4" table:formula="of:=[$Measurements.G32]/10" office:value-type="float" office:value="1256.6" calcext:value-type="float">
            <text:p>1256.6</text:p>
          </table:table-cell>
          <table:table-cell table:style-name="ce4" table:formula="of:=[$Measurements.H32]/1000" office:value-type="float" office:value="8.718" calcext:value-type="float">
            <text:p>8.718</text:p>
          </table:table-cell>
          <table:table-cell table:style-name="ce4" table:formula="of:=[$Measurements.I32]" office:value-type="float" office:value="237692" calcext:value-type="float">
            <text:p>237692</text:p>
          </table:table-cell>
          <table:table-cell table:style-name="ce4" table:formula="of:=[$Measurements.J32]" office:value-type="float" office:value="80004" calcext:value-type="float">
            <text:p>80004</text:p>
          </table:table-cell>
          <table:table-cell table:style-name="ce4" table:formula="of:=[$Measurements.K32]/100" office:value-type="float" office:value="486.5" calcext:value-type="float">
            <text:p>486.5</text:p>
          </table:table-cell>
          <table:table-cell table:style-name="ce4" table:formula="of:=[$Measurements.L32]/100" office:value-type="float" office:value="250.18" calcext:value-type="float">
            <text:p>250.1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4" table:formula="of:=AVERAGE([.B3:.B32])" office:value-type="float" office:value="286.374333333333" calcext:value-type="float">
            <text:p>286.374333333333</text:p>
          </table:table-cell>
          <table:table-cell table:style-name="ce4" table:formula="of:=AVERAGE([.C3:.C32])" office:value-type="float" office:value="40.327" calcext:value-type="float">
            <text:p>40.327</text:p>
          </table:table-cell>
          <table:table-cell table:style-name="ce4" table:formula="of:=AVERAGE([.D3:.D32])" office:value-type="float" office:value="130250.466666667" calcext:value-type="float">
            <text:p>130250.466666667</text:p>
          </table:table-cell>
          <table:table-cell table:style-name="ce4" table:formula="of:=AVERAGE([.E3:.E32])" office:value-type="float" office:value="0.00495666666666667" calcext:value-type="float">
            <text:p>0.004956666666667</text:p>
          </table:table-cell>
          <table:table-cell table:style-name="ce4" table:formula="of:=AVERAGE([.F3:.F32])" office:value-type="float" office:value="122011.9" calcext:value-type="float">
            <text:p>122011.9</text:p>
          </table:table-cell>
          <table:table-cell table:style-name="ce4" table:formula="of:=AVERAGE([.G3:.G32])" office:value-type="float" office:value="1288.61333333333" calcext:value-type="float">
            <text:p>1288.61333333333</text:p>
          </table:table-cell>
          <table:table-cell table:style-name="ce4" table:formula="of:=AVERAGE([.H3:.H32])" office:value-type="float" office:value="7.9186" calcext:value-type="float">
            <text:p>7.9186</text:p>
          </table:table-cell>
          <table:table-cell table:style-name="ce4" table:formula="of:=AVERAGE([.I3:.I32])" office:value-type="float" office:value="330439.2" calcext:value-type="float">
            <text:p>330439.2</text:p>
          </table:table-cell>
          <table:table-cell table:style-name="ce4" table:formula="of:=AVERAGE([.J3:.J32])" office:value-type="float" office:value="78588.4" calcext:value-type="float">
            <text:p>78588.4</text:p>
          </table:table-cell>
          <table:table-cell table:style-name="ce4" table:formula="of:=AVERAGE([.K3:.K32])" office:value-type="float" office:value="328.361666666667" calcext:value-type="float">
            <text:p>328.361666666667</text:p>
          </table:table-cell>
          <table:table-cell table:style-name="ce4" table:formula="of:=AVERAGE([.L3:.L32])" office:value-type="float" office:value="326.386333333333" calcext:value-type="float">
            <text:p>326.386333333333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arch by fiel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MAOG</text:p>
          </table:table-cell>
          <table:table-cell table:style-name="ce4" table:formula="of:=[.B34]" office:value-type="float" office:value="286.374333333333" calcext:value-type="float">
            <text:p>286.374333333333</text:p>
          </table:table-cell>
          <table:table-cell table:style-name="ce4" table:formula="of:=[.C34]" office:value-type="float" office:value="40.327" calcext:value-type="float">
            <text:p>40.3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DF4J-Beans</text:p>
          </table:table-cell>
          <table:table-cell table:style-name="ce4" table:formula="of:=[.D34]" office:value-type="float" office:value="130250.4667" calcext:value-type="float">
            <text:p>130250.4667</text:p>
          </table:table-cell>
          <table:table-cell table:style-name="ce4" table:formula="of:=[.F34]" office:value-type="float" office:value="122011.9" calcext:value-type="float">
            <text:p>122011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lder</text:p>
          </table:table-cell>
          <table:table-cell table:style-name="ce4" table:formula="of:=[.G34]" office:value-type="float" office:value="1288.61333333333" calcext:value-type="float">
            <text:p>1288.61333333333</text:p>
          </table:table-cell>
          <table:table-cell table:style-name="ce4" table:formula="of:=[.H34]" office:value-type="float" office:value="7.9186" calcext:value-type="float">
            <text:p>7.91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Flex</text:p>
          </table:table-cell>
          <table:table-cell table:style-name="ce4" table:formula="of:=[.I34]" office:value-type="float" office:value="330439.2" calcext:value-type="float">
            <text:p>330439.2</text:p>
          </table:table-cell>
          <table:table-cell table:style-name="ce4" table:formula="of:=[.J34]" office:value-type="float" office:value="78588.4" calcext:value-type="float">
            <text:p>78588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Dkit</text:p>
          </table:table-cell>
          <table:table-cell table:style-name="ce4" table:formula="of:=[.K34]" office:value-type="float" office:value="328.361666666667" calcext:value-type="float">
            <text:p>328.361666666667</text:p>
          </table:table-cell>
          <table:table-cell table:style-name="ce4" table:formula="of:=[.L34]" office:value-type="float" office:value="326.386333333333" calcext:value-type="float">
            <text:p>326.386333333333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asurements" style:display-name="PageStyle_Measu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alised_20_measurements" style:display-name="PageStyle_Normalised measu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62" meta:object-count="0"/>
    <meta:generator>LibreOfficeDev/6.0.5.2$Linux_X86_64 LibreOffice_project/</meta:generator>
  </office:meta>
</office:document-meta>
</file>